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30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5783in" svg:height="3.3402in" svg:x="5.6441in" svg:y="0in">
            <draw:object draw:notify-on-update-of-ranges="Sheet1.A1:Sheet1.A264 Sheet1.B1:Sheet1.B26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.2598in" svg:height="9.7264in" svg:x="5.6681in" svg:y="3.4933in">
            <draw:object draw:notify-on-update-of-ranges="Sheet1.A81:Sheet1.A186 Sheet1.B81:Sheet1.B18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*[.B1]" office:value-type="float" office:value="0" calcext:value-type="float">
            <text:p>0</text:p>
          </table:table-cell>
          <table:table-cell table:formula="of:=([.A1]-[.$C$267])^2*[.B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]*[.B2]" office:value-type="float" office:value="0" calcext:value-type="float">
            <text:p>0</text:p>
          </table:table-cell>
          <table:table-cell table:formula="of:=([.A2]-[.$C$267])^2*[.B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3]*[.B3]" office:value-type="float" office:value="0" calcext:value-type="float">
            <text:p>0</text:p>
          </table:table-cell>
          <table:table-cell table:formula="of:=([.A3]-[.$C$267])^2*[.B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4]*[.B4]" office:value-type="float" office:value="0" calcext:value-type="float">
            <text:p>0</text:p>
          </table:table-cell>
          <table:table-cell table:formula="of:=([.A4]-[.$C$267])^2*[.B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5]*[.B5]" office:value-type="float" office:value="0" calcext:value-type="float">
            <text:p>0</text:p>
          </table:table-cell>
          <table:table-cell table:formula="of:=([.A5]-[.$C$267])^2*[.B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6]*[.B6]" office:value-type="float" office:value="0" calcext:value-type="float">
            <text:p>0</text:p>
          </table:table-cell>
          <table:table-cell table:formula="of:=([.A6]-[.$C$267])^2*[.B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7]*[.B7]" office:value-type="float" office:value="0" calcext:value-type="float">
            <text:p>0</text:p>
          </table:table-cell>
          <table:table-cell table:formula="of:=([.A7]-[.$C$267])^2*[.B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8]*[.B8]" office:value-type="float" office:value="0" calcext:value-type="float">
            <text:p>0</text:p>
          </table:table-cell>
          <table:table-cell table:formula="of:=([.A8]-[.$C$267])^2*[.B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A9]*[.B9]" office:value-type="float" office:value="0" calcext:value-type="float">
            <text:p>0</text:p>
          </table:table-cell>
          <table:table-cell table:formula="of:=([.A9]-[.$C$267])^2*[.B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A10]*[.B10]" office:value-type="float" office:value="0" calcext:value-type="float">
            <text:p>0</text:p>
          </table:table-cell>
          <table:table-cell table:formula="of:=([.A10]-[.$C$267])^2*[.B1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A11]*[.B11]" office:value-type="float" office:value="0" calcext:value-type="float">
            <text:p>0</text:p>
          </table:table-cell>
          <table:table-cell table:formula="of:=([.A11]-[.$C$267])^2*[.B1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A12]*[.B12]" office:value-type="float" office:value="0" calcext:value-type="float">
            <text:p>0</text:p>
          </table:table-cell>
          <table:table-cell table:formula="of:=([.A12]-[.$C$267])^2*[.B1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13]*[.B13]" office:value-type="float" office:value="0" calcext:value-type="float">
            <text:p>0</text:p>
          </table:table-cell>
          <table:table-cell table:formula="of:=([.A13]-[.$C$267])^2*[.B1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14]*[.B14]" office:value-type="float" office:value="0" calcext:value-type="float">
            <text:p>0</text:p>
          </table:table-cell>
          <table:table-cell table:formula="of:=([.A14]-[.$C$267])^2*[.B1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15]*[.B15]" office:value-type="float" office:value="0" calcext:value-type="float">
            <text:p>0</text:p>
          </table:table-cell>
          <table:table-cell table:formula="of:=([.A15]-[.$C$267])^2*[.B1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16]*[.B16]" office:value-type="float" office:value="0" calcext:value-type="float">
            <text:p>0</text:p>
          </table:table-cell>
          <table:table-cell table:formula="of:=([.A16]-[.$C$267])^2*[.B1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17]*[.B17]" office:value-type="float" office:value="0" calcext:value-type="float">
            <text:p>0</text:p>
          </table:table-cell>
          <table:table-cell table:formula="of:=([.A17]-[.$C$267])^2*[.B1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A18]*[.B18]" office:value-type="float" office:value="0" calcext:value-type="float">
            <text:p>0</text:p>
          </table:table-cell>
          <table:table-cell table:formula="of:=([.A18]-[.$C$267])^2*[.B1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A19]*[.B19]" office:value-type="float" office:value="0" calcext:value-type="float">
            <text:p>0</text:p>
          </table:table-cell>
          <table:table-cell table:formula="of:=([.A19]-[.$C$267])^2*[.B1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A20]*[.B20]" office:value-type="float" office:value="0" calcext:value-type="float">
            <text:p>0</text:p>
          </table:table-cell>
          <table:table-cell table:formula="of:=([.A20]-[.$C$267])^2*[.B2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A21]*[.B21]" office:value-type="float" office:value="0" calcext:value-type="float">
            <text:p>0</text:p>
          </table:table-cell>
          <table:table-cell table:formula="of:=([.A21]-[.$C$267])^2*[.B2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A22]*[.B22]" office:value-type="float" office:value="0" calcext:value-type="float">
            <text:p>0</text:p>
          </table:table-cell>
          <table:table-cell table:formula="of:=([.A22]-[.$C$267])^2*[.B2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A23]*[.B23]" office:value-type="float" office:value="0" calcext:value-type="float">
            <text:p>0</text:p>
          </table:table-cell>
          <table:table-cell table:formula="of:=([.A23]-[.$C$267])^2*[.B2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A24]*[.B24]" office:value-type="float" office:value="0" calcext:value-type="float">
            <text:p>0</text:p>
          </table:table-cell>
          <table:table-cell table:formula="of:=([.A24]-[.$C$267])^2*[.B2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A25]*[.B25]" office:value-type="float" office:value="0" calcext:value-type="float">
            <text:p>0</text:p>
          </table:table-cell>
          <table:table-cell table:formula="of:=([.A25]-[.$C$267])^2*[.B2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A26]*[.B26]" office:value-type="float" office:value="0" calcext:value-type="float">
            <text:p>0</text:p>
          </table:table-cell>
          <table:table-cell table:formula="of:=([.A26]-[.$C$267])^2*[.B2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A27]*[.B27]" office:value-type="float" office:value="0" calcext:value-type="float">
            <text:p>0</text:p>
          </table:table-cell>
          <table:table-cell table:formula="of:=([.A27]-[.$C$267])^2*[.B2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A28]*[.B28]" office:value-type="float" office:value="0" calcext:value-type="float">
            <text:p>0</text:p>
          </table:table-cell>
          <table:table-cell table:formula="of:=([.A28]-[.$C$267])^2*[.B2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A29]*[.B29]" office:value-type="float" office:value="0" calcext:value-type="float">
            <text:p>0</text:p>
          </table:table-cell>
          <table:table-cell table:formula="of:=([.A29]-[.$C$267])^2*[.B2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A30]*[.B30]" office:value-type="float" office:value="0" calcext:value-type="float">
            <text:p>0</text:p>
          </table:table-cell>
          <table:table-cell table:formula="of:=([.A30]-[.$C$267])^2*[.B3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31]*[.B31]" office:value-type="float" office:value="0" calcext:value-type="float">
            <text:p>0</text:p>
          </table:table-cell>
          <table:table-cell table:formula="of:=([.A31]-[.$C$267])^2*[.B3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A32]*[.B32]" office:value-type="float" office:value="0" calcext:value-type="float">
            <text:p>0</text:p>
          </table:table-cell>
          <table:table-cell table:formula="of:=([.A32]-[.$C$267])^2*[.B3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[.A33]*[.B33]" office:value-type="float" office:value="1824" calcext:value-type="float">
            <text:p>1824</text:p>
          </table:table-cell>
          <table:table-cell table:formula="of:=([.A33]-[.$C$267])^2*[.B33]" office:value-type="float" office:value="533143.466014596" calcext:value-type="float">
            <text:p>533143.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A34]*[.B34]" office:value-type="float" office:value="1749" calcext:value-type="float">
            <text:p>1749</text:p>
          </table:table-cell>
          <table:table-cell table:formula="of:=([.A34]-[.$C$267])^2*[.B34]" office:value-type="float" office:value="485531.317057464" calcext:value-type="float">
            <text:p>485531.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99" calcext:value-type="float">
            <text:p>1299</text:p>
          </table:table-cell>
          <table:table-cell table:formula="of:=[.A35]*[.B35]" office:value-type="float" office:value="44166" calcext:value-type="float">
            <text:p>44166</text:p>
          </table:table-cell>
          <table:table-cell table:formula="of:=([.A35]-[.$C$267])^2*[.B35]" office:value-type="float" office:value="11652734.5154137" calcext:value-type="float">
            <text:p>11652734.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5" calcext:value-type="float">
            <text:p>265</text:p>
          </table:table-cell>
          <table:table-cell table:formula="of:=[.A36]*[.B36]" office:value-type="float" office:value="9275" calcext:value-type="float">
            <text:p>9275</text:p>
          </table:table-cell>
          <table:table-cell table:formula="of:=([.A36]-[.$C$267])^2*[.B36]" office:value-type="float" office:value="2327260.86134028" calcext:value-type="float">
            <text:p>2327260.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table:formula="of:=[.A37]*[.B37]" office:value-type="float" office:value="3816" calcext:value-type="float">
            <text:p>3816</text:p>
          </table:table-cell>
          <table:table-cell table:formula="of:=([.A37]-[.$C$267])^2*[.B37]" office:value-type="float" office:value="911143.199746704" calcext:value-type="float">
            <text:p>911143.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2" calcext:value-type="float">
            <text:p>332</text:p>
          </table:table-cell>
          <table:table-cell table:formula="of:=[.A38]*[.B38]" office:value-type="float" office:value="12284" calcext:value-type="float">
            <text:p>12284</text:p>
          </table:table-cell>
          <table:table-cell table:formula="of:=([.A38]-[.$C$267])^2*[.B38]" office:value-type="float" office:value="2792539.8702436" calcext:value-type="float">
            <text:p>2792539.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table:formula="of:=[.A39]*[.B39]" office:value-type="float" office:value="3572" calcext:value-type="float">
            <text:p>3572</text:p>
          </table:table-cell>
          <table:table-cell table:formula="of:=([.A39]-[.$C$267])^2*[.B39]" office:value-type="float" office:value="773510.844865862" calcext:value-type="float">
            <text:p>773510.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2" calcext:value-type="float">
            <text:p>222</text:p>
          </table:table-cell>
          <table:table-cell table:formula="of:=[.A40]*[.B40]" office:value-type="float" office:value="8658" calcext:value-type="float">
            <text:p>8658</text:p>
          </table:table-cell>
          <table:table-cell table:formula="of:=([.A40]-[.$C$267])^2*[.B40]" office:value-type="float" office:value="1786747.65956625" calcext:value-type="float">
            <text:p>1786747.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table:formula="of:=[.A41]*[.B41]" office:value-type="float" office:value="7800" calcext:value-type="float">
            <text:p>7800</text:p>
          </table:table-cell>
          <table:table-cell table:formula="of:=([.A41]-[.$C$267])^2*[.B41]" office:value-type="float" office:value="1534647.46240442" calcext:value-type="float">
            <text:p>1534647.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0" calcext:value-type="float">
            <text:p>800</text:p>
          </table:table-cell>
          <table:table-cell table:formula="of:=[.A42]*[.B42]" office:value-type="float" office:value="32800" calcext:value-type="float">
            <text:p>32800</text:p>
          </table:table-cell>
          <table:table-cell table:formula="of:=([.A42]-[.$C$267])^2*[.B42]" office:value-type="float" office:value="6154848.87395972" calcext:value-type="float">
            <text:p>6154848.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5" calcext:value-type="float">
            <text:p>225</text:p>
          </table:table-cell>
          <table:table-cell table:formula="of:=[.A43]*[.B43]" office:value-type="float" office:value="9450" calcext:value-type="float">
            <text:p>9450</text:p>
          </table:table-cell>
          <table:table-cell table:formula="of:=([.A43]-[.$C$267])^2*[.B43]" office:value-type="float" office:value="1691805.41959724" calcext:value-type="float">
            <text:p>1691805.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formula="of:=[.A44]*[.B44]" office:value-type="float" office:value="7009" calcext:value-type="float">
            <text:p>7009</text:p>
          </table:table-cell>
          <table:table-cell table:formula="of:=([.A44]-[.$C$267])^2*[.B44]" office:value-type="float" office:value="1197513.61654715" calcext:value-type="float">
            <text:p>1197513.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5" calcext:value-type="float">
            <text:p>215</text:p>
          </table:table-cell>
          <table:table-cell table:formula="of:=[.A45]*[.B45]" office:value-type="float" office:value="9460" calcext:value-type="float">
            <text:p>9460</text:p>
          </table:table-cell>
          <table:table-cell table:formula="of:=([.A45]-[.$C$267])^2*[.B45]" office:value-type="float" office:value="1542900.93309207" calcext:value-type="float">
            <text:p>1542900.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table:formula="of:=[.A46]*[.B46]" office:value-type="float" office:value="6210" calcext:value-type="float">
            <text:p>6210</text:p>
          </table:table-cell>
          <table:table-cell table:formula="of:=([.A46]-[.$C$267])^2*[.B46]" office:value-type="float" office:value="967084.337137736" calcext:value-type="float">
            <text:p>967084.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3" calcext:value-type="float">
            <text:p>293</text:p>
          </table:table-cell>
          <table:table-cell table:formula="of:=[.A47]*[.B47]" office:value-type="float" office:value="13478" calcext:value-type="float">
            <text:p>13478</text:p>
          </table:table-cell>
          <table:table-cell table:formula="of:=([.A47]-[.$C$267])^2*[.B47]" office:value-type="float" office:value="2004539.46502658" calcext:value-type="float">
            <text:p>2004539.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4" calcext:value-type="float">
            <text:p>584</text:p>
          </table:table-cell>
          <table:table-cell table:formula="of:=[.A48]*[.B48]" office:value-type="float" office:value="27448" calcext:value-type="float">
            <text:p>27448</text:p>
          </table:table-cell>
          <table:table-cell table:formula="of:=([.A48]-[.$C$267])^2*[.B48]" office:value-type="float" office:value="3899371.34457468" calcext:value-type="float">
            <text:p>3899371.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9" calcext:value-type="float">
            <text:p>799</text:p>
          </table:table-cell>
          <table:table-cell table:formula="of:=[.A49]*[.B49]" office:value-type="float" office:value="38352" calcext:value-type="float">
            <text:p>38352</text:p>
          </table:table-cell>
          <table:table-cell table:formula="of:=([.A49]-[.$C$267])^2*[.B49]" office:value-type="float" office:value="5205149.28638462" calcext:value-type="float">
            <text:p>5205149.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4" calcext:value-type="float">
            <text:p>304</text:p>
          </table:table-cell>
          <table:table-cell table:formula="of:=[.A50]*[.B50]" office:value-type="float" office:value="14896" calcext:value-type="float">
            <text:p>14896</text:p>
          </table:table-cell>
          <table:table-cell table:formula="of:=([.A50]-[.$C$267])^2*[.B50]" office:value-type="float" office:value="1931662.79731374" calcext:value-type="float">
            <text:p>1931662.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7" calcext:value-type="float">
            <text:p>367</text:p>
          </table:table-cell>
          <table:table-cell table:formula="of:=[.A51]*[.B51]" office:value-type="float" office:value="18350" calcext:value-type="float">
            <text:p>18350</text:p>
          </table:table-cell>
          <table:table-cell table:formula="of:=([.A51]-[.$C$267])^2*[.B51]" office:value-type="float" office:value="2273832.19225529" calcext:value-type="float">
            <text:p>2273832.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3" calcext:value-type="float">
            <text:p>413</text:p>
          </table:table-cell>
          <table:table-cell table:formula="of:=[.A52]*[.B52]" office:value-type="float" office:value="21063" calcext:value-type="float">
            <text:p>21063</text:p>
          </table:table-cell>
          <table:table-cell table:formula="of:=([.A52]-[.$C$267])^2*[.B52]" office:value-type="float" office:value="2494231.78797174" calcext:value-type="float">
            <text:p>2494231.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5" calcext:value-type="float">
            <text:p>185</text:p>
          </table:table-cell>
          <table:table-cell table:formula="of:=[.A53]*[.B53]" office:value-type="float" office:value="9620" calcext:value-type="float">
            <text:p>9620</text:p>
          </table:table-cell>
          <table:table-cell table:formula="of:=([.A53]-[.$C$267])^2*[.B53]" office:value-type="float" office:value="1088702.10732539" calcext:value-type="float">
            <text:p>1088702.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6" calcext:value-type="float">
            <text:p>426</text:p>
          </table:table-cell>
          <table:table-cell table:formula="of:=[.A54]*[.B54]" office:value-type="float" office:value="22578" calcext:value-type="float">
            <text:p>22578</text:p>
          </table:table-cell>
          <table:table-cell table:formula="of:=([.A54]-[.$C$267])^2*[.B54]" office:value-type="float" office:value="2442023.8540302" calcext:value-type="float">
            <text:p>2442023.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72" calcext:value-type="float">
            <text:p>1372</text:p>
          </table:table-cell>
          <table:table-cell table:formula="of:=[.A55]*[.B55]" office:value-type="float" office:value="74088" calcext:value-type="float">
            <text:p>74088</text:p>
          </table:table-cell>
          <table:table-cell table:formula="of:=([.A55]-[.$C$267])^2*[.B55]" office:value-type="float" office:value="7658537.56918161" calcext:value-type="float">
            <text:p>7658537.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9" calcext:value-type="float">
            <text:p>629</text:p>
          </table:table-cell>
          <table:table-cell table:formula="of:=[.A56]*[.B56]" office:value-type="float" office:value="34595" calcext:value-type="float">
            <text:p>34595</text:p>
          </table:table-cell>
          <table:table-cell table:formula="of:=([.A56]-[.$C$267])^2*[.B56]" office:value-type="float" office:value="3417733.50247602" calcext:value-type="float">
            <text:p>3417733.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8" calcext:value-type="float">
            <text:p>608</text:p>
          </table:table-cell>
          <table:table-cell table:formula="of:=[.A57]*[.B57]" office:value-type="float" office:value="34048" calcext:value-type="float">
            <text:p>34048</text:p>
          </table:table-cell>
          <table:table-cell table:formula="of:=([.A57]-[.$C$267])^2*[.B57]" office:value-type="float" office:value="3214600.98874332" calcext:value-type="float">
            <text:p>3214600.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3" calcext:value-type="float">
            <text:p>543</text:p>
          </table:table-cell>
          <table:table-cell table:formula="of:=[.A58]*[.B58]" office:value-type="float" office:value="30951" calcext:value-type="float">
            <text:p>30951</text:p>
          </table:table-cell>
          <table:table-cell table:formula="of:=([.A58]-[.$C$267])^2*[.B58]" office:value-type="float" office:value="2792511.50404564" calcext:value-type="float">
            <text:p>2792511.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7" calcext:value-type="float">
            <text:p>347</text:p>
          </table:table-cell>
          <table:table-cell table:formula="of:=[.A59]*[.B59]" office:value-type="float" office:value="20126" calcext:value-type="float">
            <text:p>20126</text:p>
          </table:table-cell>
          <table:table-cell table:formula="of:=([.A59]-[.$C$267])^2*[.B59]" office:value-type="float" office:value="1735111.34896003" calcext:value-type="float">
            <text:p>1735111.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6" calcext:value-type="float">
            <text:p>406</text:p>
          </table:table-cell>
          <table:table-cell table:formula="of:=[.A60]*[.B60]" office:value-type="float" office:value="23954" calcext:value-type="float">
            <text:p>23954</text:p>
          </table:table-cell>
          <table:table-cell table:formula="of:=([.A60]-[.$C$267])^2*[.B60]" office:value-type="float" office:value="1973117.36843082" calcext:value-type="float">
            <text:p>1973117.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6" calcext:value-type="float">
            <text:p>826</text:p>
          </table:table-cell>
          <table:table-cell table:formula="of:=[.A61]*[.B61]" office:value-type="float" office:value="49560" calcext:value-type="float">
            <text:p>49560</text:p>
          </table:table-cell>
          <table:table-cell table:formula="of:=([.A61]-[.$C$267])^2*[.B61]" office:value-type="float" office:value="3899933.47816555" calcext:value-type="float">
            <text:p>3899933.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9" calcext:value-type="float">
            <text:p>529</text:p>
          </table:table-cell>
          <table:table-cell table:formula="of:=[.A62]*[.B62]" office:value-type="float" office:value="32269" calcext:value-type="float">
            <text:p>32269</text:p>
          </table:table-cell>
          <table:table-cell table:formula="of:=([.A62]-[.$C$267])^2*[.B62]" office:value-type="float" office:value="2425487.85684983" calcext:value-type="float">
            <text:p>2425487.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2" calcext:value-type="float">
            <text:p>552</text:p>
          </table:table-cell>
          <table:table-cell table:formula="of:=[.A63]*[.B63]" office:value-type="float" office:value="34224" calcext:value-type="float">
            <text:p>34224</text:p>
          </table:table-cell>
          <table:table-cell table:formula="of:=([.A63]-[.$C$267])^2*[.B63]" office:value-type="float" office:value="2456740.7570056" calcext:value-type="float">
            <text:p>2456740.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3" calcext:value-type="float">
            <text:p>583</text:p>
          </table:table-cell>
          <table:table-cell table:formula="of:=[.A64]*[.B64]" office:value-type="float" office:value="36729" calcext:value-type="float">
            <text:p>36729</text:p>
          </table:table-cell>
          <table:table-cell table:formula="of:=([.A64]-[.$C$267])^2*[.B64]" office:value-type="float" office:value="2517505.59737974" calcext:value-type="float">
            <text:p>2517505.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79" calcext:value-type="float">
            <text:p>1279</text:p>
          </table:table-cell>
          <table:table-cell table:formula="of:=[.A65]*[.B65]" office:value-type="float" office:value="81856" calcext:value-type="float">
            <text:p>81856</text:p>
          </table:table-cell>
          <table:table-cell table:formula="of:=([.A65]-[.$C$267])^2*[.B65]" office:value-type="float" office:value="5356152.10639383" calcext:value-type="float">
            <text:p>5356152.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formula="of:=[.A66]*[.B66]" office:value-type="float" office:value="68445" calcext:value-type="float">
            <text:p>68445</text:p>
          </table:table-cell>
          <table:table-cell table:formula="of:=([.A66]-[.$C$267])^2*[.B66]" office:value-type="float" office:value="4274484.63112377" calcext:value-type="float">
            <text:p>4274484.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69" calcext:value-type="float">
            <text:p>869</text:p>
          </table:table-cell>
          <table:table-cell table:formula="of:=[.A67]*[.B67]" office:value-type="float" office:value="57354" calcext:value-type="float">
            <text:p>57354</text:p>
          </table:table-cell>
          <table:table-cell table:formula="of:=([.A67]-[.$C$267])^2*[.B67]" office:value-type="float" office:value="3417702.03698125" calcext:value-type="float">
            <text:p>3417702.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0" calcext:value-type="float">
            <text:p>1360</text:p>
          </table:table-cell>
          <table:table-cell table:formula="of:=[.A68]*[.B68]" office:value-type="float" office:value="91120" calcext:value-type="float">
            <text:p>91120</text:p>
          </table:table-cell>
          <table:table-cell table:formula="of:=([.A68]-[.$C$267])^2*[.B68]" office:value-type="float" office:value="5179543.46541571" calcext:value-type="float">
            <text:p>5179543.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26" calcext:value-type="float">
            <text:p>826</text:p>
          </table:table-cell>
          <table:table-cell table:formula="of:=[.A69]*[.B69]" office:value-type="float" office:value="56168" calcext:value-type="float">
            <text:p>56168</text:p>
          </table:table-cell>
          <table:table-cell table:formula="of:=([.A69]-[.$C$267])^2*[.B69]" office:value-type="float" office:value="3044687.16902961" calcext:value-type="float">
            <text:p>3044687.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3" calcext:value-type="float">
            <text:p>703</text:p>
          </table:table-cell>
          <table:table-cell table:formula="of:=[.A70]*[.B70]" office:value-type="float" office:value="48507" calcext:value-type="float">
            <text:p>48507</text:p>
          </table:table-cell>
          <table:table-cell table:formula="of:=([.A70]-[.$C$267])^2*[.B70]" office:value-type="float" office:value="2506642.14577784" calcext:value-type="float">
            <text:p>2506642.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68" calcext:value-type="float">
            <text:p>1368</text:p>
          </table:table-cell>
          <table:table-cell table:formula="of:=[.A71]*[.B71]" office:value-type="float" office:value="95760" calcext:value-type="float">
            <text:p>95760</text:p>
          </table:table-cell>
          <table:table-cell table:formula="of:=([.A71]-[.$C$267])^2*[.B71]" office:value-type="float" office:value="4715783.49819372" calcext:value-type="float">
            <text:p>4715783.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1" calcext:value-type="float">
            <text:p>1341</text:p>
          </table:table-cell>
          <table:table-cell table:formula="of:=[.A72]*[.B72]" office:value-type="float" office:value="95211" calcext:value-type="float">
            <text:p>95211</text:p>
          </table:table-cell>
          <table:table-cell table:formula="of:=([.A72]-[.$C$267])^2*[.B72]" office:value-type="float" office:value="4466581.69971182" calcext:value-type="float">
            <text:p>4466581.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60" calcext:value-type="float">
            <text:p>2560</text:p>
          </table:table-cell>
          <table:table-cell table:formula="of:=[.A73]*[.B73]" office:value-type="float" office:value="184320" calcext:value-type="float">
            <text:p>184320</text:p>
          </table:table-cell>
          <table:table-cell table:formula="of:=([.A73]-[.$C$267])^2*[.B73]" office:value-type="float" office:value="8233877.42980846" calcext:value-type="float">
            <text:p>8233877.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32" calcext:value-type="float">
            <text:p>1132</text:p>
          </table:table-cell>
          <table:table-cell table:formula="of:=[.A74]*[.B74]" office:value-type="float" office:value="82636" calcext:value-type="float">
            <text:p>82636</text:p>
          </table:table-cell>
          <table:table-cell table:formula="of:=([.A74]-[.$C$267])^2*[.B74]" office:value-type="float" office:value="3513651.56371409" calcext:value-type="float">
            <text:p>3513651.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92" calcext:value-type="float">
            <text:p>1192</text:p>
          </table:table-cell>
          <table:table-cell table:formula="of:=[.A75]*[.B75]" office:value-type="float" office:value="88208" calcext:value-type="float">
            <text:p>88208</text:p>
          </table:table-cell>
          <table:table-cell table:formula="of:=([.A75]-[.$C$267])^2*[.B75]" office:value-type="float" office:value="3568259.84638712" calcext:value-type="float">
            <text:p>3568259.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46" calcext:value-type="float">
            <text:p>1246</text:p>
          </table:table-cell>
          <table:table-cell table:formula="of:=[.A76]*[.B76]" office:value-type="float" office:value="93450" calcext:value-type="float">
            <text:p>93450</text:p>
          </table:table-cell>
          <table:table-cell table:formula="of:=([.A76]-[.$C$267])^2*[.B76]" office:value-type="float" office:value="3594810.53762159" calcext:value-type="float">
            <text:p>3594810.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52" calcext:value-type="float">
            <text:p>1552</text:p>
          </table:table-cell>
          <table:table-cell table:formula="of:=[.A77]*[.B77]" office:value-type="float" office:value="117952" calcext:value-type="float">
            <text:p>117952</text:p>
          </table:table-cell>
          <table:table-cell table:formula="of:=([.A77]-[.$C$267])^2*[.B77]" office:value-type="float" office:value="4312472.24038132" calcext:value-type="float">
            <text:p>4312472.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46" calcext:value-type="float">
            <text:p>2246</text:p>
          </table:table-cell>
          <table:table-cell table:formula="of:=[.A78]*[.B78]" office:value-type="float" office:value="172942" calcext:value-type="float">
            <text:p>172942</text:p>
          </table:table-cell>
          <table:table-cell table:formula="of:=([.A78]-[.$C$267])^2*[.B78]" office:value-type="float" office:value="6006318.10899668" calcext:value-type="float">
            <text:p>6006318.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21" calcext:value-type="float">
            <text:p>1821</text:p>
          </table:table-cell>
          <table:table-cell table:formula="of:=[.A79]*[.B79]" office:value-type="float" office:value="142038" calcext:value-type="float">
            <text:p>142038</text:p>
          </table:table-cell>
          <table:table-cell table:formula="of:=([.A79]-[.$C$267])^2*[.B79]" office:value-type="float" office:value="4683253.2731625" calcext:value-type="float">
            <text:p>4683253.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63" calcext:value-type="float">
            <text:p>3963</text:p>
          </table:table-cell>
          <table:table-cell table:formula="of:=[.A80]*[.B80]" office:value-type="float" office:value="313077" calcext:value-type="float">
            <text:p>313077</text:p>
          </table:table-cell>
          <table:table-cell table:formula="of:=([.A80]-[.$C$267])^2*[.B80]" office:value-type="float" office:value="9794067.49224449" calcext:value-type="float">
            <text:p>9794067.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77" calcext:value-type="float">
            <text:p>4877</text:p>
          </table:table-cell>
          <table:table-cell table:formula="of:=[.A81]*[.B81]" office:value-type="float" office:value="390160" calcext:value-type="float">
            <text:p>390160</text:p>
          </table:table-cell>
          <table:table-cell table:formula="of:=([.A81]-[.$C$267])^2*[.B81]" office:value-type="float" office:value="11572883.0858032" calcext:value-type="float">
            <text:p>11572883.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275" calcext:value-type="float">
            <text:p>12275</text:p>
          </table:table-cell>
          <table:table-cell table:formula="of:=[.A82]*[.B82]" office:value-type="float" office:value="994275" calcext:value-type="float">
            <text:p>994275</text:p>
          </table:table-cell>
          <table:table-cell table:formula="of:=([.A82]-[.$C$267])^2*[.B82]" office:value-type="float" office:value="27944348.3381265" calcext:value-type="float">
            <text:p>27944348.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944" calcext:value-type="float">
            <text:p>41944</text:p>
          </table:table-cell>
          <table:table-cell table:formula="of:=[.A83]*[.B83]" office:value-type="float" office:value="3439408" calcext:value-type="float">
            <text:p>3439408</text:p>
          </table:table-cell>
          <table:table-cell table:formula="of:=([.A83]-[.$C$267])^2*[.B83]" office:value-type="float" office:value="91525978.434118" calcext:value-type="float">
            <text:p>91525978.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638" calcext:value-type="float">
            <text:p>17638</text:p>
          </table:table-cell>
          <table:table-cell table:formula="of:=[.A84]*[.B84]" office:value-type="float" office:value="1463954" calcext:value-type="float">
            <text:p>1463954</text:p>
          </table:table-cell>
          <table:table-cell table:formula="of:=([.A84]-[.$C$267])^2*[.B84]" office:value-type="float" office:value="36857661.7994337" calcext:value-type="float">
            <text:p>36857661.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29" calcext:value-type="float">
            <text:p>9329</text:p>
          </table:table-cell>
          <table:table-cell table:formula="of:=[.A85]*[.B85]" office:value-type="float" office:value="783636" calcext:value-type="float">
            <text:p>783636</text:p>
          </table:table-cell>
          <table:table-cell table:formula="of:=([.A85]-[.$C$267])^2*[.B85]" office:value-type="float" office:value="18650981.2348896" calcext:value-type="float">
            <text:p>18650981.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393" calcext:value-type="float">
            <text:p>7393</text:p>
          </table:table-cell>
          <table:table-cell table:formula="of:=[.A86]*[.B86]" office:value-type="float" office:value="628405" calcext:value-type="float">
            <text:p>628405</text:p>
          </table:table-cell>
          <table:table-cell table:formula="of:=([.A86]-[.$C$267])^2*[.B86]" office:value-type="float" office:value="14126705.1674596" calcext:value-type="float">
            <text:p>14126705.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879" calcext:value-type="float">
            <text:p>10879</text:p>
          </table:table-cell>
          <table:table-cell table:formula="of:=[.A87]*[.B87]" office:value-type="float" office:value="935594" calcext:value-type="float">
            <text:p>935594</text:p>
          </table:table-cell>
          <table:table-cell table:formula="of:=([.A87]-[.$C$267])^2*[.B87]" office:value-type="float" office:value="19847602.4702431" calcext:value-type="float">
            <text:p>19847602.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11" calcext:value-type="float">
            <text:p>14411</text:p>
          </table:table-cell>
          <table:table-cell table:formula="of:=[.A88]*[.B88]" office:value-type="float" office:value="1253757" calcext:value-type="float">
            <text:p>1253757</text:p>
          </table:table-cell>
          <table:table-cell table:formula="of:=([.A88]-[.$C$267])^2*[.B88]" office:value-type="float" office:value="25074707.0564289" calcext:value-type="float">
            <text:p>25074707.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05" calcext:value-type="float">
            <text:p>7905</text:p>
          </table:table-cell>
          <table:table-cell table:formula="of:=[.A89]*[.B89]" office:value-type="float" office:value="695640" calcext:value-type="float">
            <text:p>695640</text:p>
          </table:table-cell>
          <table:table-cell table:formula="of:=([.A89]-[.$C$267])^2*[.B89]" office:value-type="float" office:value="13102885.8194673" calcext:value-type="float">
            <text:p>13102885.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922" calcext:value-type="float">
            <text:p>4922</text:p>
          </table:table-cell>
          <table:table-cell table:formula="of:=[.A90]*[.B90]" office:value-type="float" office:value="438058" calcext:value-type="float">
            <text:p>438058</text:p>
          </table:table-cell>
          <table:table-cell table:formula="of:=([.A90]-[.$C$267])^2*[.B90]" office:value-type="float" office:value="7762575.62754247" calcext:value-type="float">
            <text:p>7762575.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44" calcext:value-type="float">
            <text:p>10044</text:p>
          </table:table-cell>
          <table:table-cell table:formula="of:=[.A91]*[.B91]" office:value-type="float" office:value="903960" calcext:value-type="float">
            <text:p>903960</text:p>
          </table:table-cell>
          <table:table-cell table:formula="of:=([.A91]-[.$C$267])^2*[.B91]" office:value-type="float" office:value="15052865.2071302" calcext:value-type="float">
            <text:p>15052865.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132" calcext:value-type="float">
            <text:p>16132</text:p>
          </table:table-cell>
          <table:table-cell table:formula="of:=[.A92]*[.B92]" office:value-type="float" office:value="1468012" calcext:value-type="float">
            <text:p>1468012</text:p>
          </table:table-cell>
          <table:table-cell table:formula="of:=([.A92]-[.$C$267])^2*[.B92]" office:value-type="float" office:value="22944001.2496553" calcext:value-type="float">
            <text:p>22944001.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77" calcext:value-type="float">
            <text:p>9577</text:p>
          </table:table-cell>
          <table:table-cell table:formula="of:=[.A93]*[.B93]" office:value-type="float" office:value="881084" calcext:value-type="float">
            <text:p>881084</text:p>
          </table:table-cell>
          <table:table-cell table:formula="of:=([.A93]-[.$C$267])^2*[.B93]" office:value-type="float" office:value="12908268.3365761" calcext:value-type="float">
            <text:p>12908268.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82" calcext:value-type="float">
            <text:p>5582</text:p>
          </table:table-cell>
          <table:table-cell table:formula="of:=[.A94]*[.B94]" office:value-type="float" office:value="519126" calcext:value-type="float">
            <text:p>519126</text:p>
          </table:table-cell>
          <table:table-cell table:formula="of:=([.A94]-[.$C$267])^2*[.B94]" office:value-type="float" office:value="7119364.2524615" calcext:value-type="float">
            <text:p>7119364.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025" calcext:value-type="float">
            <text:p>12025</text:p>
          </table:table-cell>
          <table:table-cell table:formula="of:=[.A95]*[.B95]" office:value-type="float" office:value="1130350" calcext:value-type="float">
            <text:p>1130350</text:p>
          </table:table-cell>
          <table:table-cell table:formula="of:=([.A95]-[.$C$267])^2*[.B95]" office:value-type="float" office:value="14489989.0903899" calcext:value-type="float">
            <text:p>14489989.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2689" calcext:value-type="float">
            <text:p>102689</text:p>
          </table:table-cell>
          <table:table-cell table:formula="of:=[.A96]*[.B96]" office:value-type="float" office:value="9755455" calcext:value-type="float">
            <text:p>9755455</text:p>
          </table:table-cell>
          <table:table-cell table:formula="of:=([.A96]-[.$C$267])^2*[.B96]" office:value-type="float" office:value="116712497.729209" calcext:value-type="float">
            <text:p>116712497.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6663" calcext:value-type="float">
            <text:p>356663</text:p>
          </table:table-cell>
          <table:table-cell table:formula="of:=[.A97]*[.B97]" office:value-type="float" office:value="34239648" calcext:value-type="float">
            <text:p>34239648</text:p>
          </table:table-cell>
          <table:table-cell table:formula="of:=([.A97]-[.$C$267])^2*[.B97]" office:value-type="float" office:value="381678240.469582" calcext:value-type="float">
            <text:p>381678240.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246" calcext:value-type="float">
            <text:p>44246</text:p>
          </table:table-cell>
          <table:table-cell table:formula="of:=[.A98]*[.B98]" office:value-type="float" office:value="4291862" calcext:value-type="float">
            <text:p>4291862</text:p>
          </table:table-cell>
          <table:table-cell table:formula="of:=([.A98]-[.$C$267])^2*[.B98]" office:value-type="float" office:value="44498689.5708589" calcext:value-type="float">
            <text:p>44498689.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896" calcext:value-type="float">
            <text:p>42896</text:p>
          </table:table-cell>
          <table:table-cell table:formula="of:=[.A99]*[.B99]" office:value-type="float" office:value="4203808" calcext:value-type="float">
            <text:p>4203808</text:p>
          </table:table-cell>
          <table:table-cell table:formula="of:=([.A99]-[.$C$267])^2*[.B99]" office:value-type="float" office:value="40463158.541267" calcext:value-type="float">
            <text:p>40463158.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632" calcext:value-type="float">
            <text:p>14632</text:p>
          </table:table-cell>
          <table:table-cell table:formula="of:=[.A100]*[.B100]" office:value-type="float" office:value="1448568" calcext:value-type="float">
            <text:p>1448568</text:p>
          </table:table-cell>
          <table:table-cell table:formula="of:=([.A100]-[.$C$267])^2*[.B100]" office:value-type="float" office:value="12917996.2028359" calcext:value-type="float">
            <text:p>12917996.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195" calcext:value-type="float">
            <text:p>25195</text:p>
          </table:table-cell>
          <table:table-cell table:formula="of:=[.A101]*[.B101]" office:value-type="float" office:value="2519500" calcext:value-type="float">
            <text:p>2519500</text:p>
          </table:table-cell>
          <table:table-cell table:formula="of:=([.A101]-[.$C$267])^2*[.B101]" office:value-type="float" office:value="20771597.8074828" calcext:value-type="float">
            <text:p>20771597.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167" calcext:value-type="float">
            <text:p>31167</text:p>
          </table:table-cell>
          <table:table-cell table:formula="of:=[.A102]*[.B102]" office:value-type="float" office:value="3147867" calcext:value-type="float">
            <text:p>3147867</text:p>
          </table:table-cell>
          <table:table-cell table:formula="of:=([.A102]-[.$C$267])^2*[.B102]" office:value-type="float" office:value="23936487.8222534" calcext:value-type="float">
            <text:p>23936487.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264" calcext:value-type="float">
            <text:p>24264</text:p>
          </table:table-cell>
          <table:table-cell table:formula="of:=[.A103]*[.B103]" office:value-type="float" office:value="2474928" calcext:value-type="float">
            <text:p>2474928</text:p>
          </table:table-cell>
          <table:table-cell table:formula="of:=([.A103]-[.$C$267])^2*[.B103]" office:value-type="float" office:value="17314342.5794405" calcext:value-type="float">
            <text:p>17314342.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472" calcext:value-type="float">
            <text:p>49472</text:p>
          </table:table-cell>
          <table:table-cell table:formula="of:=[.A104]*[.B104]" office:value-type="float" office:value="5095616" calcext:value-type="float">
            <text:p>5095616</text:p>
          </table:table-cell>
          <table:table-cell table:formula="of:=([.A104]-[.$C$267])^2*[.B104]" office:value-type="float" office:value="32708692.2964282" calcext:value-type="float">
            <text:p>32708692.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7384" calcext:value-type="float">
            <text:p>327384</text:p>
          </table:table-cell>
          <table:table-cell table:formula="of:=[.A105]*[.B105]" office:value-type="float" office:value="34047936" calcext:value-type="float">
            <text:p>34047936</text:p>
          </table:table-cell>
          <table:table-cell table:formula="of:=([.A105]-[.$C$267])^2*[.B105]" office:value-type="float" office:value="199943150.225018" calcext:value-type="float">
            <text:p>199943150.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3166" calcext:value-type="float">
            <text:p>133166</text:p>
          </table:table-cell>
          <table:table-cell table:formula="of:=[.A106]*[.B106]" office:value-type="float" office:value="13982430" calcext:value-type="float">
            <text:p>13982430</text:p>
          </table:table-cell>
          <table:table-cell table:formula="of:=([.A106]-[.$C$267])^2*[.B106]" office:value-type="float" office:value="74879755.9684163" calcext:value-type="float">
            <text:p>74879755.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87705" calcext:value-type="float">
            <text:p>1387705</text:p>
          </table:table-cell>
          <table:table-cell table:formula="of:=[.A107]*[.B107]" office:value-type="float" office:value="147096730" calcext:value-type="float">
            <text:p>147096730</text:p>
          </table:table-cell>
          <table:table-cell table:formula="of:=([.A107]-[.$C$267])^2*[.B107]" office:value-type="float" office:value="715886434.014103" calcext:value-type="float">
            <text:p>715886434.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3562" calcext:value-type="float">
            <text:p>243562</text:p>
          </table:table-cell>
          <table:table-cell table:formula="of:=[.A108]*[.B108]" office:value-type="float" office:value="26061134" calcext:value-type="float">
            <text:p>26061134</text:p>
          </table:table-cell>
          <table:table-cell table:formula="of:=([.A108]-[.$C$267])^2*[.B108]" office:value-type="float" office:value="114827809.713765" calcext:value-type="float">
            <text:p>114827809.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8236" calcext:value-type="float">
            <text:p>218236</text:p>
          </table:table-cell>
          <table:table-cell table:formula="of:=[.A109]*[.B109]" office:value-type="float" office:value="23569488" calcext:value-type="float">
            <text:p>23569488</text:p>
          </table:table-cell>
          <table:table-cell table:formula="of:=([.A109]-[.$C$267])^2*[.B109]" office:value-type="float" office:value="93628957.0670573" calcext:value-type="float">
            <text:p>93628957.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264" calcext:value-type="float">
            <text:p>81264</text:p>
          </table:table-cell>
          <table:table-cell table:formula="of:=[.A110]*[.B110]" office:value-type="float" office:value="8857776" calcext:value-type="float">
            <text:p>8857776</text:p>
          </table:table-cell>
          <table:table-cell table:formula="of:=([.A110]-[.$C$267])^2*[.B110]" office:value-type="float" office:value="31579213.4911666" calcext:value-type="float">
            <text:p>31579213.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430" calcext:value-type="float">
            <text:p>107430</text:p>
          </table:table-cell>
          <table:table-cell table:formula="of:=[.A111]*[.B111]" office:value-type="float" office:value="11817300" calcext:value-type="float">
            <text:p>11817300</text:p>
          </table:table-cell>
          <table:table-cell table:formula="of:=([.A111]-[.$C$267])^2*[.B111]" office:value-type="float" office:value="37619234.7080648" calcext:value-type="float">
            <text:p>37619234.7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911" calcext:value-type="float">
            <text:p>36911</text:p>
          </table:table-cell>
          <table:table-cell table:formula="of:=[.A112]*[.B112]" office:value-type="float" office:value="4097121" calcext:value-type="float">
            <text:p>4097121</text:p>
          </table:table-cell>
          <table:table-cell table:formula="of:=([.A112]-[.$C$267])^2*[.B112]" office:value-type="float" office:value="11580770.7236979" calcext:value-type="float">
            <text:p>11580770.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669" calcext:value-type="float">
            <text:p>33669</text:p>
          </table:table-cell>
          <table:table-cell table:formula="of:=[.A113]*[.B113]" office:value-type="float" office:value="3770928" calcext:value-type="float">
            <text:p>3770928</text:p>
          </table:table-cell>
          <table:table-cell table:formula="of:=([.A113]-[.$C$267])^2*[.B113]" office:value-type="float" office:value="9404512.66757732" calcext:value-type="float">
            <text:p>9404512.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8842" calcext:value-type="float">
            <text:p>38842</text:p>
          </table:table-cell>
          <table:table-cell table:formula="of:=[.A114]*[.B114]" office:value-type="float" office:value="4389146" calcext:value-type="float">
            <text:p>4389146</text:p>
          </table:table-cell>
          <table:table-cell table:formula="of:=([.A114]-[.$C$267])^2*[.B114]" office:value-type="float" office:value="9589961.90072098" calcext:value-type="float">
            <text:p>9589961.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507" calcext:value-type="float">
            <text:p>72507</text:p>
          </table:table-cell>
          <table:table-cell table:formula="of:=[.A115]*[.B115]" office:value-type="float" office:value="8265798" calcext:value-type="float">
            <text:p>8265798</text:p>
          </table:table-cell>
          <table:table-cell table:formula="of:=([.A115]-[.$C$267])^2*[.B115]" office:value-type="float" office:value="15695649.2346751" calcext:value-type="float">
            <text:p>15695649.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517" calcext:value-type="float">
            <text:p>38517</text:p>
          </table:table-cell>
          <table:table-cell table:formula="of:=[.A116]*[.B116]" office:value-type="float" office:value="4429455" calcext:value-type="float">
            <text:p>4429455</text:p>
          </table:table-cell>
          <table:table-cell table:formula="of:=([.A116]-[.$C$267])^2*[.B116]" office:value-type="float" office:value="7242926.13402275" calcext:value-type="float">
            <text:p>7242926.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148" calcext:value-type="float">
            <text:p>91148</text:p>
          </table:table-cell>
          <table:table-cell table:formula="of:=[.A117]*[.B117]" office:value-type="float" office:value="10573168" calcext:value-type="float">
            <text:p>10573168</text:p>
          </table:table-cell>
          <table:table-cell table:formula="of:=([.A117]-[.$C$267])^2*[.B117]" office:value-type="float" office:value="14731250.8425838" calcext:value-type="float">
            <text:p>14731250.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7737" calcext:value-type="float">
            <text:p>77737</text:p>
          </table:table-cell>
          <table:table-cell table:formula="of:=[.A118]*[.B118]" office:value-type="float" office:value="9095229" calcext:value-type="float">
            <text:p>9095229</text:p>
          </table:table-cell>
          <table:table-cell table:formula="of:=([.A118]-[.$C$267])^2*[.B118]" office:value-type="float" office:value="10664982.3648767" calcext:value-type="float">
            <text:p>10664982.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6906" calcext:value-type="float">
            <text:p>116906</text:p>
          </table:table-cell>
          <table:table-cell table:formula="of:=[.A119]*[.B119]" office:value-type="float" office:value="13794908" calcext:value-type="float">
            <text:p>13794908</text:p>
          </table:table-cell>
          <table:table-cell table:formula="of:=([.A119]-[.$C$267])^2*[.B119]" office:value-type="float" office:value="13416978.4909635" calcext:value-type="float">
            <text:p>13416978.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2342" calcext:value-type="float">
            <text:p>72342</text:p>
          </table:table-cell>
          <table:table-cell table:formula="of:=[.A120]*[.B120]" office:value-type="float" office:value="8608698" calcext:value-type="float">
            <text:p>8608698</text:p>
          </table:table-cell>
          <table:table-cell table:formula="of:=([.A120]-[.$C$267])^2*[.B120]" office:value-type="float" office:value="6824841.34509604" calcext:value-type="float">
            <text:p>6824841.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132" calcext:value-type="float">
            <text:p>119132</text:p>
          </table:table-cell>
          <table:table-cell table:formula="of:=[.A121]*[.B121]" office:value-type="float" office:value="14295840" calcext:value-type="float">
            <text:p>14295840</text:p>
          </table:table-cell>
          <table:table-cell table:formula="of:=([.A121]-[.$C$267])^2*[.B121]" office:value-type="float" office:value="9043959.09315524" calcext:value-type="float">
            <text:p>9043959.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2005" calcext:value-type="float">
            <text:p>192005</text:p>
          </table:table-cell>
          <table:table-cell table:formula="of:=[.A122]*[.B122]" office:value-type="float" office:value="23232605" calcext:value-type="float">
            <text:p>23232605</text:p>
          </table:table-cell>
          <table:table-cell table:formula="of:=([.A122]-[.$C$267])^2*[.B122]" office:value-type="float" office:value="11422291.6762987" calcext:value-type="float">
            <text:p>11422291.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1648" calcext:value-type="float">
            <text:p>111648</text:p>
          </table:table-cell>
          <table:table-cell table:formula="of:=[.A123]*[.B123]" office:value-type="float" office:value="13621056" calcext:value-type="float">
            <text:p>13621056</text:p>
          </table:table-cell>
          <table:table-cell table:formula="of:=([.A123]-[.$C$267])^2*[.B123]" office:value-type="float" office:value="5031267.4038175" calcext:value-type="float">
            <text:p>5031267.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8174" calcext:value-type="float">
            <text:p>138174</text:p>
          </table:table-cell>
          <table:table-cell table:formula="of:=[.A124]*[.B124]" office:value-type="float" office:value="16995402" calcext:value-type="float">
            <text:p>16995402</text:p>
          </table:table-cell>
          <table:table-cell table:formula="of:=([.A124]-[.$C$267])^2*[.B124]" office:value-type="float" office:value="4509690.5126745" calcext:value-type="float">
            <text:p>4509690.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0110" calcext:value-type="float">
            <text:p>180110</text:p>
          </table:table-cell>
          <table:table-cell table:formula="of:=[.A125]*[.B125]" office:value-type="float" office:value="22333640" calcext:value-type="float">
            <text:p>22333640</text:p>
          </table:table-cell>
          <table:table-cell table:formula="of:=([.A125]-[.$C$267])^2*[.B125]" office:value-type="float" office:value="4000580.00557184" calcext:value-type="float">
            <text:p>4000580.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4384" calcext:value-type="float">
            <text:p>164384</text:p>
          </table:table-cell>
          <table:table-cell table:formula="of:=[.A126]*[.B126]" office:value-type="float" office:value="20548000" calcext:value-type="float">
            <text:p>20548000</text:p>
          </table:table-cell>
          <table:table-cell table:formula="of:=([.A126]-[.$C$267])^2*[.B126]" office:value-type="float" office:value="2266193.93053277" calcext:value-type="float">
            <text:p>2266193.9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5526" calcext:value-type="float">
            <text:p>345526</text:p>
          </table:table-cell>
          <table:table-cell table:formula="of:=[.A127]*[.B127]" office:value-type="float" office:value="43536276" calcext:value-type="float">
            <text:p>43536276</text:p>
          </table:table-cell>
          <table:table-cell table:formula="of:=([.A127]-[.$C$267])^2*[.B127]" office:value-type="float" office:value="2543099.71908229" calcext:value-type="float">
            <text:p>2543099.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43038" calcext:value-type="float">
            <text:p>1043038</text:p>
          </table:table-cell>
          <table:table-cell table:formula="of:=[.A128]*[.B128]" office:value-type="float" office:value="132465826" calcext:value-type="float">
            <text:p>132465826</text:p>
          </table:table-cell>
          <table:table-cell table:formula="of:=([.A128]-[.$C$267])^2*[.B128]" office:value-type="float" office:value="3060469.41146332" calcext:value-type="float">
            <text:p>3060469.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40347" calcext:value-type="float">
            <text:p>3140347</text:p>
          </table:table-cell>
          <table:table-cell table:formula="of:=[.A129]*[.B129]" office:value-type="float" office:value="401964416" calcext:value-type="float">
            <text:p>401964416</text:p>
          </table:table-cell>
          <table:table-cell table:formula="of:=([.A129]-[.$C$267])^2*[.B129]" office:value-type="float" office:value="1596218.26838436" calcext:value-type="float">
            <text:p>1596218.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73030" calcext:value-type="float">
            <text:p>8573030</text:p>
          </table:table-cell>
          <table:table-cell table:formula="of:=[.A130]*[.B130]" office:value-type="float" office:value="1105920870" calcext:value-type="float">
            <text:p>1105920870</text:p>
          </table:table-cell>
          <table:table-cell table:formula="of:=([.A130]-[.$C$267])^2*[.B130]" office:value-type="float" office:value="706412.150988155" calcext:value-type="float">
            <text:p>706412.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269364" calcext:value-type="float">
            <text:p>14269364</text:p>
          </table:table-cell>
          <table:table-cell table:formula="of:=[.A131]*[.B131]" office:value-type="float" office:value="1855017320" calcext:value-type="float">
            <text:p>1855017320</text:p>
          </table:table-cell>
          <table:table-cell table:formula="of:=([.A131]-[.$C$267])^2*[.B131]" office:value-type="float" office:value="23637274.4723726" calcext:value-type="float">
            <text:p>23637274.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44791" calcext:value-type="float">
            <text:p>3044791</text:p>
          </table:table-cell>
          <table:table-cell table:formula="of:=[.A132]*[.B132]" office:value-type="float" office:value="398867621" calcext:value-type="float">
            <text:p>398867621</text:p>
          </table:table-cell>
          <table:table-cell table:formula="of:=([.A132]-[.$C$267])^2*[.B132]" office:value-type="float" office:value="15926116.9215778" calcext:value-type="float">
            <text:p>15926116.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11747" calcext:value-type="float">
            <text:p>3311747</text:p>
          </table:table-cell>
          <table:table-cell table:formula="of:=[.A133]*[.B133]" office:value-type="float" office:value="437150604" calcext:value-type="float">
            <text:p>437150604</text:p>
          </table:table-cell>
          <table:table-cell table:formula="of:=([.A133]-[.$C$267])^2*[.B133]" office:value-type="float" office:value="35782487.9081064" calcext:value-type="float">
            <text:p>35782487.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17196" calcext:value-type="float">
            <text:p>1517196</text:p>
          </table:table-cell>
          <table:table-cell table:formula="of:=[.A134]*[.B134]" office:value-type="float" office:value="201787068" calcext:value-type="float">
            <text:p>201787068</text:p>
          </table:table-cell>
          <table:table-cell table:formula="of:=([.A134]-[.$C$267])^2*[.B134]" office:value-type="float" office:value="27884275.8257428" calcext:value-type="float">
            <text:p>27884275.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91073" calcext:value-type="float">
            <text:p>691073</text:p>
          </table:table-cell>
          <table:table-cell table:formula="of:=[.A135]*[.B135]" office:value-type="float" office:value="92603782" calcext:value-type="float">
            <text:p>92603782</text:p>
          </table:table-cell>
          <table:table-cell table:formula="of:=([.A135]-[.$C$267])^2*[.B135]" office:value-type="float" office:value="19317513.9205879" calcext:value-type="float">
            <text:p>19317513.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92271" calcext:value-type="float">
            <text:p>792271</text:p>
          </table:table-cell>
          <table:table-cell table:formula="of:=[.A136]*[.B136]" office:value-type="float" office:value="106956585" calcext:value-type="float">
            <text:p>106956585</text:p>
          </table:table-cell>
          <table:table-cell table:formula="of:=([.A136]-[.$C$267])^2*[.B136]" office:value-type="float" office:value="31316122.6890888" calcext:value-type="float">
            <text:p>31316122.6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17402" calcext:value-type="float">
            <text:p>317402</text:p>
          </table:table-cell>
          <table:table-cell table:formula="of:=[.A137]*[.B137]" office:value-type="float" office:value="43166672" calcext:value-type="float">
            <text:p>43166672</text:p>
          </table:table-cell>
          <table:table-cell table:formula="of:=([.A137]-[.$C$267])^2*[.B137]" office:value-type="float" office:value="16854407.9361079" calcext:value-type="float">
            <text:p>16854407.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3977" calcext:value-type="float">
            <text:p>153977</text:p>
          </table:table-cell>
          <table:table-cell table:formula="of:=[.A138]*[.B138]" office:value-type="float" office:value="21094849" calcext:value-type="float">
            <text:p>21094849</text:p>
          </table:table-cell>
          <table:table-cell table:formula="of:=([.A138]-[.$C$267])^2*[.B138]" office:value-type="float" office:value="10574408.2668683" calcext:value-type="float">
            <text:p>10574408.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63333" calcext:value-type="float">
            <text:p>463333</text:p>
          </table:table-cell>
          <table:table-cell table:formula="of:=[.A139]*[.B139]" office:value-type="float" office:value="63939954" calcext:value-type="float">
            <text:p>63939954</text:p>
          </table:table-cell>
          <table:table-cell table:formula="of:=([.A139]-[.$C$267])^2*[.B139]" office:value-type="float" office:value="39962170.6389463" calcext:value-type="float">
            <text:p>39962170.6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9125" calcext:value-type="float">
            <text:p>39125</text:p>
          </table:table-cell>
          <table:table-cell table:formula="of:=[.A140]*[.B140]" office:value-type="float" office:value="5438375" calcext:value-type="float">
            <text:p>5438375</text:p>
          </table:table-cell>
          <table:table-cell table:formula="of:=([.A140]-[.$C$267])^2*[.B140]" office:value-type="float" office:value="4140342.75352078" calcext:value-type="float">
            <text:p>4140342.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318" calcext:value-type="float">
            <text:p>42318</text:p>
          </table:table-cell>
          <table:table-cell table:formula="of:=[.A141]*[.B141]" office:value-type="float" office:value="5924520" calcext:value-type="float">
            <text:p>5924520</text:p>
          </table:table-cell>
          <table:table-cell table:formula="of:=([.A141]-[.$C$267])^2*[.B141]" office:value-type="float" office:value="5391210.05915521" calcext:value-type="float">
            <text:p>5391210.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930" calcext:value-type="float">
            <text:p>21930</text:p>
          </table:table-cell>
          <table:table-cell table:formula="of:=[.A142]*[.B142]" office:value-type="float" office:value="3092130" calcext:value-type="float">
            <text:p>3092130</text:p>
          </table:table-cell>
          <table:table-cell table:formula="of:=([.A142]-[.$C$267])^2*[.B142]" office:value-type="float" office:value="3310808.68975755" calcext:value-type="float">
            <text:p>3310808.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2384" calcext:value-type="float">
            <text:p>52384</text:p>
          </table:table-cell>
          <table:table-cell table:formula="of:=[.A143]*[.B143]" office:value-type="float" office:value="7438528" calcext:value-type="float">
            <text:p>7438528</text:p>
          </table:table-cell>
          <table:table-cell table:formula="of:=([.A143]-[.$C$267])^2*[.B143]" office:value-type="float" office:value="9248173.83778271" calcext:value-type="float">
            <text:p>9248173.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1846" calcext:value-type="float">
            <text:p>101846</text:p>
          </table:table-cell>
          <table:table-cell table:formula="of:=[.A144]*[.B144]" office:value-type="float" office:value="14563978" calcext:value-type="float">
            <text:p>14563978</text:p>
          </table:table-cell>
          <table:table-cell table:formula="of:=([.A144]-[.$C$267])^2*[.B144]" office:value-type="float" office:value="20788793.2984999" calcext:value-type="float">
            <text:p>20788793.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470" calcext:value-type="float">
            <text:p>29470</text:p>
          </table:table-cell>
          <table:table-cell table:formula="of:=[.A145]*[.B145]" office:value-type="float" office:value="4243680" calcext:value-type="float">
            <text:p>4243680</text:p>
          </table:table-cell>
          <table:table-cell table:formula="of:=([.A145]-[.$C$267])^2*[.B145]" office:value-type="float" office:value="6886961.76036179" calcext:value-type="float">
            <text:p>6886961.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803" calcext:value-type="float">
            <text:p>29803</text:p>
          </table:table-cell>
          <table:table-cell table:formula="of:=[.A146]*[.B146]" office:value-type="float" office:value="4321435" calcext:value-type="float">
            <text:p>4321435</text:p>
          </table:table-cell>
          <table:table-cell table:formula="of:=([.A146]-[.$C$267])^2*[.B146]" office:value-type="float" office:value="7905784.93159424" calcext:value-type="float">
            <text:p>7905784.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172" calcext:value-type="float">
            <text:p>29172</text:p>
          </table:table-cell>
          <table:table-cell table:formula="of:=[.A147]*[.B147]" office:value-type="float" office:value="4259112" calcext:value-type="float">
            <text:p>4259112</text:p>
          </table:table-cell>
          <table:table-cell table:formula="of:=([.A147]-[.$C$267])^2*[.B147]" office:value-type="float" office:value="8717824.57908408" calcext:value-type="float">
            <text:p>8717824.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363" calcext:value-type="float">
            <text:p>19363</text:p>
          </table:table-cell>
          <table:table-cell table:formula="of:=[.A148]*[.B148]" office:value-type="float" office:value="2846361" calcext:value-type="float">
            <text:p>2846361</text:p>
          </table:table-cell>
          <table:table-cell table:formula="of:=([.A148]-[.$C$267])^2*[.B148]" office:value-type="float" office:value="6475302.8757905" calcext:value-type="float">
            <text:p>6475302.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6292" calcext:value-type="float">
            <text:p>66292</text:p>
          </table:table-cell>
          <table:table-cell table:formula="of:=[.A149]*[.B149]" office:value-type="float" office:value="9811216" calcext:value-type="float">
            <text:p>9811216</text:p>
          </table:table-cell>
          <table:table-cell table:formula="of:=([.A149]-[.$C$267])^2*[.B149]" office:value-type="float" office:value="24659988.1802818" calcext:value-type="float">
            <text:p>24659988.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132" calcext:value-type="float">
            <text:p>25132</text:p>
          </table:table-cell>
          <table:table-cell table:formula="of:=[.A150]*[.B150]" office:value-type="float" office:value="3744668" calcext:value-type="float">
            <text:p>3744668</text:p>
          </table:table-cell>
          <table:table-cell table:formula="of:=([.A150]-[.$C$267])^2*[.B150]" office:value-type="float" office:value="10343439.379972" calcext:value-type="float">
            <text:p>10343439.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845" calcext:value-type="float">
            <text:p>39845</text:p>
          </table:table-cell>
          <table:table-cell table:formula="of:=[.A151]*[.B151]" office:value-type="float" office:value="5976750" calcext:value-type="float">
            <text:p>5976750</text:p>
          </table:table-cell>
          <table:table-cell table:formula="of:=([.A151]-[.$C$267])^2*[.B151]" office:value-type="float" office:value="18055308.3267417" calcext:value-type="float">
            <text:p>18055308.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974" calcext:value-type="float">
            <text:p>21974</text:p>
          </table:table-cell>
          <table:table-cell table:formula="of:=[.A152]*[.B152]" office:value-type="float" office:value="3318074" calcext:value-type="float">
            <text:p>3318074</text:p>
          </table:table-cell>
          <table:table-cell table:formula="of:=([.A152]-[.$C$267])^2*[.B152]" office:value-type="float" office:value="10914765.4429389" calcext:value-type="float">
            <text:p>10914765.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044" calcext:value-type="float">
            <text:p>22044</text:p>
          </table:table-cell>
          <table:table-cell table:formula="of:=[.A153]*[.B153]" office:value-type="float" office:value="3350688" calcext:value-type="float">
            <text:p>3350688</text:p>
          </table:table-cell>
          <table:table-cell table:formula="of:=([.A153]-[.$C$267])^2*[.B153]" office:value-type="float" office:value="11954170.9211447" calcext:value-type="float">
            <text:p>11954170.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014" calcext:value-type="float">
            <text:p>9014</text:p>
          </table:table-cell>
          <table:table-cell table:formula="of:=[.A154]*[.B154]" office:value-type="float" office:value="1379142" calcext:value-type="float">
            <text:p>1379142</text:p>
          </table:table-cell>
          <table:table-cell table:formula="of:=([.A154]-[.$C$267])^2*[.B154]" office:value-type="float" office:value="5317006.49155516" calcext:value-type="float">
            <text:p>5317006.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028" calcext:value-type="float">
            <text:p>14028</text:p>
          </table:table-cell>
          <table:table-cell table:formula="of:=[.A155]*[.B155]" office:value-type="float" office:value="2160312" calcext:value-type="float">
            <text:p>2160312</text:p>
          </table:table-cell>
          <table:table-cell table:formula="of:=([.A155]-[.$C$267])^2*[.B155]" office:value-type="float" office:value="8969994.78830304" calcext:value-type="float">
            <text:p>8969994.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790" calcext:value-type="float">
            <text:p>11790</text:p>
          </table:table-cell>
          <table:table-cell table:formula="of:=[.A156]*[.B156]" office:value-type="float" office:value="1827450" calcext:value-type="float">
            <text:p>1827450</text:p>
          </table:table-cell>
          <table:table-cell table:formula="of:=([.A156]-[.$C$267])^2*[.B156]" office:value-type="float" office:value="8146997.86816948" calcext:value-type="float">
            <text:p>8146997.8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017" calcext:value-type="float">
            <text:p>18017</text:p>
          </table:table-cell>
          <table:table-cell table:formula="of:=[.A157]*[.B157]" office:value-type="float" office:value="2810652" calcext:value-type="float">
            <text:p>2810652</text:p>
          </table:table-cell>
          <table:table-cell table:formula="of:=([.A157]-[.$C$267])^2*[.B157]" office:value-type="float" office:value="13415156.5032466" calcext:value-type="float">
            <text:p>13415156.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6362" calcext:value-type="float">
            <text:p>36362</text:p>
          </table:table-cell>
          <table:table-cell table:formula="of:=[.A158]*[.B158]" office:value-type="float" office:value="5708834" calcext:value-type="float">
            <text:p>5708834</text:p>
          </table:table-cell>
          <table:table-cell table:formula="of:=([.A158]-[.$C$267])^2*[.B158]" office:value-type="float" office:value="29095321.9477513" calcext:value-type="float">
            <text:p>29095321.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630" calcext:value-type="float">
            <text:p>22630</text:p>
          </table:table-cell>
          <table:table-cell table:formula="of:=[.A159]*[.B159]" office:value-type="float" office:value="3575540" calcext:value-type="float">
            <text:p>3575540</text:p>
          </table:table-cell>
          <table:table-cell table:formula="of:=([.A159]-[.$C$267])^2*[.B159]" office:value-type="float" office:value="19410463.0847381" calcext:value-type="float">
            <text:p>19410463.0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980" calcext:value-type="float">
            <text:p>14980</text:p>
          </table:table-cell>
          <table:table-cell table:formula="of:=[.A160]*[.B160]" office:value-type="float" office:value="2381820" calcext:value-type="float">
            <text:p>2381820</text:p>
          </table:table-cell>
          <table:table-cell table:formula="of:=([.A160]-[.$C$267])^2*[.B160]" office:value-type="float" office:value="13741237.4710315" calcext:value-type="float">
            <text:p>13741237.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568" calcext:value-type="float">
            <text:p>9568</text:p>
          </table:table-cell>
          <table:table-cell table:formula="of:=[.A161]*[.B161]" office:value-type="float" office:value="1530880" calcext:value-type="float">
            <text:p>1530880</text:p>
          </table:table-cell>
          <table:table-cell table:formula="of:=([.A161]-[.$C$267])^2*[.B161]" office:value-type="float" office:value="9365920.75838915" calcext:value-type="float">
            <text:p>9365920.7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733" calcext:value-type="float">
            <text:p>12733</text:p>
          </table:table-cell>
          <table:table-cell table:formula="of:=[.A162]*[.B162]" office:value-type="float" office:value="2050013" calcext:value-type="float">
            <text:p>2050013</text:p>
          </table:table-cell>
          <table:table-cell table:formula="of:=([.A162]-[.$C$267])^2*[.B162]" office:value-type="float" office:value="13273564.0276686" calcext:value-type="float">
            <text:p>13273564.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1720" calcext:value-type="float">
            <text:p>51720</text:p>
          </table:table-cell>
          <table:table-cell table:formula="of:=[.A163]*[.B163]" office:value-type="float" office:value="8378640" calcext:value-type="float">
            <text:p>8378640</text:p>
          </table:table-cell>
          <table:table-cell table:formula="of:=([.A163]-[.$C$267])^2*[.B163]" office:value-type="float" office:value="57307202.4421412" calcext:value-type="float">
            <text:p>57307202.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870" calcext:value-type="float">
            <text:p>23870</text:p>
          </table:table-cell>
          <table:table-cell table:formula="of:=[.A164]*[.B164]" office:value-type="float" office:value="3890810" calcext:value-type="float">
            <text:p>3890810</text:p>
          </table:table-cell>
          <table:table-cell table:formula="of:=([.A164]-[.$C$267])^2*[.B164]" office:value-type="float" office:value="28061619.6255717" calcext:value-type="float">
            <text:p>28061619.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621" calcext:value-type="float">
            <text:p>5621</text:p>
          </table:table-cell>
          <table:table-cell table:formula="of:=[.A165]*[.B165]" office:value-type="float" office:value="921844" calcext:value-type="float">
            <text:p>921844</text:p>
          </table:table-cell>
          <table:table-cell table:formula="of:=([.A165]-[.$C$267])^2*[.B165]" office:value-type="float" office:value="6999134.86353261" calcext:value-type="float">
            <text:p>6999134.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44" calcext:value-type="float">
            <text:p>3344</text:p>
          </table:table-cell>
          <table:table-cell table:formula="of:=[.A166]*[.B166]" office:value-type="float" office:value="551760" calcext:value-type="float">
            <text:p>551760</text:p>
          </table:table-cell>
          <table:table-cell table:formula="of:=([.A166]-[.$C$267])^2*[.B166]" office:value-type="float" office:value="4403212.69129437" calcext:value-type="float">
            <text:p>4403212.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00" calcext:value-type="float">
            <text:p>2600</text:p>
          </table:table-cell>
          <table:table-cell table:formula="of:=[.A167]*[.B167]" office:value-type="float" office:value="431600" calcext:value-type="float">
            <text:p>431600</text:p>
          </table:table-cell>
          <table:table-cell table:formula="of:=([.A167]-[.$C$267])^2*[.B167]" office:value-type="float" office:value="3614843.21246642" calcext:value-type="float">
            <text:p>3614843.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26" calcext:value-type="float">
            <text:p>2626</text:p>
          </table:table-cell>
          <table:table-cell table:formula="of:=[.A168]*[.B168]" office:value-type="float" office:value="438542" calcext:value-type="float">
            <text:p>438542</text:p>
          </table:table-cell>
          <table:table-cell table:formula="of:=([.A168]-[.$C$267])^2*[.B168]" office:value-type="float" office:value="3849449.24631763" calcext:value-type="float">
            <text:p>3849449.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71" calcext:value-type="float">
            <text:p>2671</text:p>
          </table:table-cell>
          <table:table-cell table:formula="of:=[.A169]*[.B169]" office:value-type="float" office:value="448728" calcext:value-type="float">
            <text:p>448728</text:p>
          </table:table-cell>
          <table:table-cell table:formula="of:=([.A169]-[.$C$267])^2*[.B169]" office:value-type="float" office:value="4122615.11162452" calcext:value-type="float">
            <text:p>4122615.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426" calcext:value-type="float">
            <text:p>5426</text:p>
          </table:table-cell>
          <table:table-cell table:formula="of:=[.A170]*[.B170]" office:value-type="float" office:value="916994" calcext:value-type="float">
            <text:p>916994</text:p>
          </table:table-cell>
          <table:table-cell table:formula="of:=([.A170]-[.$C$267])^2*[.B170]" office:value-type="float" office:value="8806651.01312108" calcext:value-type="float">
            <text:p>8806651.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04" calcext:value-type="float">
            <text:p>11204</text:p>
          </table:table-cell>
          <table:table-cell table:formula="of:=[.A171]*[.B171]" office:value-type="float" office:value="1904680" calcext:value-type="float">
            <text:p>1904680</text:p>
          </table:table-cell>
          <table:table-cell table:formula="of:=([.A171]-[.$C$267])^2*[.B171]" office:value-type="float" office:value="19098570.7208589" calcext:value-type="float">
            <text:p>19098570.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04" calcext:value-type="float">
            <text:p>2504</text:p>
          </table:table-cell>
          <table:table-cell table:formula="of:=[.A172]*[.B172]" office:value-type="float" office:value="428184" calcext:value-type="float">
            <text:p>428184</text:p>
          </table:table-cell>
          <table:table-cell table:formula="of:=([.A172]-[.$C$267])^2*[.B172]" office:value-type="float" office:value="4477639.88258661" calcext:value-type="float">
            <text:p>4477639.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319" calcext:value-type="float">
            <text:p>8319</text:p>
          </table:table-cell>
          <table:table-cell table:formula="of:=[.A173]*[.B173]" office:value-type="float" office:value="1430868" calcext:value-type="float">
            <text:p>1430868</text:p>
          </table:table-cell>
          <table:table-cell table:formula="of:=([.A173]-[.$C$267])^2*[.B173]" office:value-type="float" office:value="15587883.8704996" calcext:value-type="float">
            <text:p>15587883.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48" calcext:value-type="float">
            <text:p>2948</text:p>
          </table:table-cell>
          <table:table-cell table:formula="of:=[.A174]*[.B174]" office:value-type="float" office:value="510004" calcext:value-type="float">
            <text:p>510004</text:p>
          </table:table-cell>
          <table:table-cell table:formula="of:=([.A174]-[.$C$267])^2*[.B174]" office:value-type="float" office:value="5782039.31968147" calcext:value-type="float">
            <text:p>5782039.3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743" calcext:value-type="float">
            <text:p>4743</text:p>
          </table:table-cell>
          <table:table-cell table:formula="of:=[.A175]*[.B175]" office:value-type="float" office:value="825282" calcext:value-type="float">
            <text:p>825282</text:p>
          </table:table-cell>
          <table:table-cell table:formula="of:=([.A175]-[.$C$267])^2*[.B175]" office:value-type="float" office:value="9727500.08309505" calcext:value-type="float">
            <text:p>9727500.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097" calcext:value-type="float">
            <text:p>5097</text:p>
          </table:table-cell>
          <table:table-cell table:formula="of:=[.A176]*[.B176]" office:value-type="float" office:value="891975" calcext:value-type="float">
            <text:p>891975</text:p>
          </table:table-cell>
          <table:table-cell table:formula="of:=([.A176]-[.$C$267])^2*[.B176]" office:value-type="float" office:value="10920277.9742889" calcext:value-type="float">
            <text:p>10920277.9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650" calcext:value-type="float">
            <text:p>12650</text:p>
          </table:table-cell>
          <table:table-cell table:formula="of:=[.A177]*[.B177]" office:value-type="float" office:value="2226400" calcext:value-type="float">
            <text:p>2226400</text:p>
          </table:table-cell>
          <table:table-cell table:formula="of:=([.A177]-[.$C$267])^2*[.B177]" office:value-type="float" office:value="28286226.9316395" calcext:value-type="float">
            <text:p>28286226.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866" calcext:value-type="float">
            <text:p>18866</text:p>
          </table:table-cell>
          <table:table-cell table:formula="of:=[.A178]*[.B178]" office:value-type="float" office:value="3339282" calcext:value-type="float">
            <text:p>3339282</text:p>
          </table:table-cell>
          <table:table-cell table:formula="of:=([.A178]-[.$C$267])^2*[.B178]" office:value-type="float" office:value="43988710.3513933" calcext:value-type="float">
            <text:p>43988710.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227" calcext:value-type="float">
            <text:p>6227</text:p>
          </table:table-cell>
          <table:table-cell table:formula="of:=[.A179]*[.B179]" office:value-type="float" office:value="1108406" calcext:value-type="float">
            <text:p>1108406</text:p>
          </table:table-cell>
          <table:table-cell table:formula="of:=([.A179]-[.$C$267])^2*[.B179]" office:value-type="float" office:value="15126712.9726897" calcext:value-type="float">
            <text:p>15126712.9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884" calcext:value-type="float">
            <text:p>3884</text:p>
          </table:table-cell>
          <table:table-cell table:formula="of:=[.A180]*[.B180]" office:value-type="float" office:value="695236" calcext:value-type="float">
            <text:p>695236</text:p>
          </table:table-cell>
          <table:table-cell table:formula="of:=([.A180]-[.$C$267])^2*[.B180]" office:value-type="float" office:value="9821811.37774888" calcext:value-type="float">
            <text:p>9821811.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778" calcext:value-type="float">
            <text:p>3778</text:p>
          </table:table-cell>
          <table:table-cell table:formula="of:=[.A181]*[.B181]" office:value-type="float" office:value="680040" calcext:value-type="float">
            <text:p>680040</text:p>
          </table:table-cell>
          <table:table-cell table:formula="of:=([.A181]-[.$C$267])^2*[.B181]" office:value-type="float" office:value="9937506.85444997" calcext:value-type="float">
            <text:p>9937506.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62" calcext:value-type="float">
            <text:p>4062</text:p>
          </table:table-cell>
          <table:table-cell table:formula="of:=[.A182]*[.B182]" office:value-type="float" office:value="735222" calcext:value-type="float">
            <text:p>735222</text:p>
          </table:table-cell>
          <table:table-cell table:formula="of:=([.A182]-[.$C$267])^2*[.B182]" office:value-type="float" office:value="11105247.6212976" calcext:value-type="float">
            <text:p>11105247.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936" calcext:value-type="float">
            <text:p>4936</text:p>
          </table:table-cell>
          <table:table-cell table:formula="of:=[.A183]*[.B183]" office:value-type="float" office:value="898352" calcext:value-type="float">
            <text:p>898352</text:p>
          </table:table-cell>
          <table:table-cell table:formula="of:=([.A183]-[.$C$267])^2*[.B183]" office:value-type="float" office:value="14015821.3829617" calcext:value-type="float">
            <text:p>14015821.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934" calcext:value-type="float">
            <text:p>14934</text:p>
          </table:table-cell>
          <table:table-cell table:formula="of:=[.A184]*[.B184]" office:value-type="float" office:value="2732922" calcext:value-type="float">
            <text:p>2732922</text:p>
          </table:table-cell>
          <table:table-cell table:formula="of:=([.A184]-[.$C$267])^2*[.B184]" office:value-type="float" office:value="44011754.1048954" calcext:value-type="float">
            <text:p>44011754.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70" calcext:value-type="float">
            <text:p>2570</text:p>
          </table:table-cell>
          <table:table-cell table:formula="of:=[.A185]*[.B185]" office:value-type="float" office:value="472880" calcext:value-type="float">
            <text:p>472880</text:p>
          </table:table-cell>
          <table:table-cell table:formula="of:=([.A185]-[.$C$267])^2*[.B185]" office:value-type="float" office:value="7855611.61556326" calcext:value-type="float">
            <text:p>7855611.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00" calcext:value-type="float">
            <text:p>2400</text:p>
          </table:table-cell>
          <table:table-cell table:formula="of:=[.A186]*[.B186]" office:value-type="float" office:value="444000" calcext:value-type="float">
            <text:p>444000</text:p>
          </table:table-cell>
          <table:table-cell table:formula="of:=([.A186]-[.$C$267])^2*[.B186]" office:value-type="float" office:value="7603757.57263866" calcext:value-type="float">
            <text:p>7603757.5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54" calcext:value-type="float">
            <text:p>3654</text:p>
          </table:table-cell>
          <table:table-cell table:formula="of:=[.A187]*[.B187]" office:value-type="float" office:value="679644" calcext:value-type="float">
            <text:p>679644</text:p>
          </table:table-cell>
          <table:table-cell table:formula="of:=([.A187]-[.$C$267])^2*[.B187]" office:value-type="float" office:value="11991720.6867905" calcext:value-type="float">
            <text:p>11991720.6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274" calcext:value-type="float">
            <text:p>4274</text:p>
          </table:table-cell>
          <table:table-cell table:formula="of:=[.A188]*[.B188]" office:value-type="float" office:value="799238" calcext:value-type="float">
            <text:p>799238</text:p>
          </table:table-cell>
          <table:table-cell table:formula="of:=([.A188]-[.$C$267])^2*[.B188]" office:value-type="float" office:value="14520404.3999797" calcext:value-type="float">
            <text:p>14520404.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437" calcext:value-type="float">
            <text:p>2437</text:p>
          </table:table-cell>
          <table:table-cell table:formula="of:=[.A189]*[.B189]" office:value-type="float" office:value="458156" calcext:value-type="float">
            <text:p>458156</text:p>
          </table:table-cell>
          <table:table-cell table:formula="of:=([.A189]-[.$C$267])^2*[.B189]" office:value-type="float" office:value="8565944.45576372" calcext:value-type="float">
            <text:p>8565944.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58" calcext:value-type="float">
            <text:p>1558</text:p>
          </table:table-cell>
          <table:table-cell table:formula="of:=[.A190]*[.B190]" office:value-type="float" office:value="294462" calcext:value-type="float">
            <text:p>294462</text:p>
          </table:table-cell>
          <table:table-cell table:formula="of:=([.A190]-[.$C$267])^2*[.B190]" office:value-type="float" office:value="5662595.78466945" calcext:value-type="float">
            <text:p>5662595.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84" calcext:value-type="float">
            <text:p>3284</text:p>
          </table:table-cell>
          <table:table-cell table:formula="of:=[.A191]*[.B191]" office:value-type="float" office:value="623960" calcext:value-type="float">
            <text:p>623960</text:p>
          </table:table-cell>
          <table:table-cell table:formula="of:=([.A191]-[.$C$267])^2*[.B191]" office:value-type="float" office:value="12335041.7618114" calcext:value-type="float">
            <text:p>12335041.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33" calcext:value-type="float">
            <text:p>1633</text:p>
          </table:table-cell>
          <table:table-cell table:formula="of:=[.A192]*[.B192]" office:value-type="float" office:value="311903" calcext:value-type="float">
            <text:p>311903</text:p>
          </table:table-cell>
          <table:table-cell table:formula="of:=([.A192]-[.$C$267])^2*[.B192]" office:value-type="float" office:value="6335512.46995564" calcext:value-type="float">
            <text:p>6335512.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33" calcext:value-type="float">
            <text:p>1333</text:p>
          </table:table-cell>
          <table:table-cell table:formula="of:=[.A193]*[.B193]" office:value-type="float" office:value="255936" calcext:value-type="float">
            <text:p>255936</text:p>
          </table:table-cell>
          <table:table-cell table:formula="of:=([.A193]-[.$C$267])^2*[.B193]" office:value-type="float" office:value="5338999.66598574" calcext:value-type="float">
            <text:p>5338999.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608" calcext:value-type="float">
            <text:p>4608</text:p>
          </table:table-cell>
          <table:table-cell table:formula="of:=[.A194]*[.B194]" office:value-type="float" office:value="889344" calcext:value-type="float">
            <text:p>889344</text:p>
          </table:table-cell>
          <table:table-cell table:formula="of:=([.A194]-[.$C$267])^2*[.B194]" office:value-type="float" office:value="19044058.3742139" calcext:value-type="float">
            <text:p>19044058.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905" calcext:value-type="float">
            <text:p>2905</text:p>
          </table:table-cell>
          <table:table-cell table:formula="of:=[.A195]*[.B195]" office:value-type="float" office:value="563570" calcext:value-type="float">
            <text:p>563570</text:p>
          </table:table-cell>
          <table:table-cell table:formula="of:=([.A195]-[.$C$267])^2*[.B195]" office:value-type="float" office:value="12382269.8903177" calcext:value-type="float">
            <text:p>12382269.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54" calcext:value-type="float">
            <text:p>1254</text:p>
          </table:table-cell>
          <table:table-cell table:formula="of:=[.A196]*[.B196]" office:value-type="float" office:value="244530" calcext:value-type="float">
            <text:p>244530</text:p>
          </table:table-cell>
          <table:table-cell table:formula="of:=([.A196]-[.$C$267])^2*[.B196]" office:value-type="float" office:value="5510042.61793786" calcext:value-type="float">
            <text:p>5510042.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48" calcext:value-type="float">
            <text:p>1248</text:p>
          </table:table-cell>
          <table:table-cell table:formula="of:=[.A197]*[.B197]" office:value-type="float" office:value="244608" calcext:value-type="float">
            <text:p>244608</text:p>
          </table:table-cell>
          <table:table-cell table:formula="of:=([.A197]-[.$C$267])^2*[.B197]" office:value-type="float" office:value="5650379.2616495" calcext:value-type="float">
            <text:p>5650379.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14" calcext:value-type="float">
            <text:p>1514</text:p>
          </table:table-cell>
          <table:table-cell table:formula="of:=[.A198]*[.B198]" office:value-type="float" office:value="298258" calcext:value-type="float">
            <text:p>298258</text:p>
          </table:table-cell>
          <table:table-cell table:formula="of:=([.A198]-[.$C$267])^2*[.B198]" office:value-type="float" office:value="7059966.08885934" calcext:value-type="float">
            <text:p>7059966.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17" calcext:value-type="float">
            <text:p>1617</text:p>
          </table:table-cell>
          <table:table-cell table:formula="of:=[.A199]*[.B199]" office:value-type="float" office:value="320166" calcext:value-type="float">
            <text:p>320166</text:p>
          </table:table-cell>
          <table:table-cell table:formula="of:=([.A199]-[.$C$267])^2*[.B199]" office:value-type="float" office:value="7762724.94175255" calcext:value-type="float">
            <text:p>7762724.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35" calcext:value-type="float">
            <text:p>1435</text:p>
          </table:table-cell>
          <table:table-cell table:formula="of:=[.A200]*[.B200]" office:value-type="float" office:value="285565" calcext:value-type="float">
            <text:p>285565</text:p>
          </table:table-cell>
          <table:table-cell table:formula="of:=([.A200]-[.$C$267])^2*[.B200]" office:value-type="float" office:value="7089287.16669795" calcext:value-type="float">
            <text:p>7089287.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25" calcext:value-type="float">
            <text:p>9025</text:p>
          </table:table-cell>
          <table:table-cell table:formula="of:=[.A201]*[.B201]" office:value-type="float" office:value="1805000" calcext:value-type="float">
            <text:p>1805000</text:p>
          </table:table-cell>
          <table:table-cell table:formula="of:=([.A201]-[.$C$267])^2*[.B201]" office:value-type="float" office:value="45863641.2727438" calcext:value-type="float">
            <text:p>45863641.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373" calcext:value-type="float">
            <text:p>25373</text:p>
          </table:table-cell>
          <table:table-cell table:formula="of:=[.A202]*[.B202]" office:value-type="float" office:value="5099973" calcext:value-type="float">
            <text:p>5099973</text:p>
          </table:table-cell>
          <table:table-cell table:formula="of:=([.A202]-[.$C$267])^2*[.B202]" office:value-type="float" office:value="132584531.271698" calcext:value-type="float">
            <text:p>132584531.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426" calcext:value-type="float">
            <text:p>4426</text:p>
          </table:table-cell>
          <table:table-cell table:formula="of:=[.A203]*[.B203]" office:value-type="float" office:value="894052" calcext:value-type="float">
            <text:p>894052</text:p>
          </table:table-cell>
          <table:table-cell table:formula="of:=([.A203]-[.$C$267])^2*[.B203]" office:value-type="float" office:value="23772011.1224909" calcext:value-type="float">
            <text:p>23772011.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88" calcext:value-type="float">
            <text:p>3588</text:p>
          </table:table-cell>
          <table:table-cell table:formula="of:=[.A204]*[.B204]" office:value-type="float" office:value="728364" calcext:value-type="float">
            <text:p>728364</text:p>
          </table:table-cell>
          <table:table-cell table:formula="of:=([.A204]-[.$C$267])^2*[.B204]" office:value-type="float" office:value="19800615.617518" calcext:value-type="float">
            <text:p>19800615.6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95" calcext:value-type="float">
            <text:p>2395</text:p>
          </table:table-cell>
          <table:table-cell table:formula="of:=[.A205]*[.B205]" office:value-type="float" office:value="488580" calcext:value-type="float">
            <text:p>488580</text:p>
          </table:table-cell>
          <table:table-cell table:formula="of:=([.A205]-[.$C$267])^2*[.B205]" office:value-type="float" office:value="13575196.0936514" calcext:value-type="float">
            <text:p>13575196.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671" calcext:value-type="float">
            <text:p>6671</text:p>
          </table:table-cell>
          <table:table-cell table:formula="of:=[.A206]*[.B206]" office:value-type="float" office:value="1367555" calcext:value-type="float">
            <text:p>1367555</text:p>
          </table:table-cell>
          <table:table-cell table:formula="of:=([.A206]-[.$C$267])^2*[.B206]" office:value-type="float" office:value="38823315.0101527" calcext:value-type="float">
            <text:p>38823315.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95" calcext:value-type="float">
            <text:p>2995</text:p>
          </table:table-cell>
          <table:table-cell table:formula="of:=[.A207]*[.B207]" office:value-type="float" office:value="616970" calcext:value-type="float">
            <text:p>616970</text:p>
          </table:table-cell>
          <table:table-cell table:formula="of:=([.A207]-[.$C$267])^2*[.B207]" office:value-type="float" office:value="17889999.1859827" calcext:value-type="float">
            <text:p>17889999.1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791" calcext:value-type="float">
            <text:p>2791</text:p>
          </table:table-cell>
          <table:table-cell table:formula="of:=[.A208]*[.B208]" office:value-type="float" office:value="577737" calcext:value-type="float">
            <text:p>577737</text:p>
          </table:table-cell>
          <table:table-cell table:formula="of:=([.A208]-[.$C$267])^2*[.B208]" office:value-type="float" office:value="17105655.6524083" calcext:value-type="float">
            <text:p>17105655.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872" calcext:value-type="float">
            <text:p>3872</text:p>
          </table:table-cell>
          <table:table-cell table:formula="of:=[.A209]*[.B209]" office:value-type="float" office:value="805376" calcext:value-type="float">
            <text:p>805376</text:p>
          </table:table-cell>
          <table:table-cell table:formula="of:=([.A209]-[.$C$267])^2*[.B209]" office:value-type="float" office:value="24341083.1131129" calcext:value-type="float">
            <text:p>24341083.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748" calcext:value-type="float">
            <text:p>4748</text:p>
          </table:table-cell>
          <table:table-cell table:formula="of:=[.A210]*[.B210]" office:value-type="float" office:value="992332" calcext:value-type="float">
            <text:p>992332</text:p>
          </table:table-cell>
          <table:table-cell table:formula="of:=([.A210]-[.$C$267])^2*[.B210]" office:value-type="float" office:value="30605659.5641345" calcext:value-type="float">
            <text:p>30605659.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524" calcext:value-type="float">
            <text:p>3524</text:p>
          </table:table-cell>
          <table:table-cell table:formula="of:=[.A211]*[.B211]" office:value-type="float" office:value="740040" calcext:value-type="float">
            <text:p>740040</text:p>
          </table:table-cell>
          <table:table-cell table:formula="of:=([.A211]-[.$C$267])^2*[.B211]" office:value-type="float" office:value="23285129.4199735" calcext:value-type="float">
            <text:p>23285129.4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41" calcext:value-type="float">
            <text:p>1841</text:p>
          </table:table-cell>
          <table:table-cell table:formula="of:=[.A212]*[.B212]" office:value-type="float" office:value="388451" calcext:value-type="float">
            <text:p>388451</text:p>
          </table:table-cell>
          <table:table-cell table:formula="of:=([.A212]-[.$C$267])^2*[.B212]" office:value-type="float" office:value="12465703.8510007" calcext:value-type="float">
            <text:p>12465703.8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63" calcext:value-type="float">
            <text:p>1463</text:p>
          </table:table-cell>
          <table:table-cell table:formula="of:=[.A213]*[.B213]" office:value-type="float" office:value="310156" calcext:value-type="float">
            <text:p>310156</text:p>
          </table:table-cell>
          <table:table-cell table:formula="of:=([.A213]-[.$C$267])^2*[.B213]" office:value-type="float" office:value="10148440.6386252" calcext:value-type="float">
            <text:p>10148440.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87" calcext:value-type="float">
            <text:p>787</text:p>
          </table:table-cell>
          <table:table-cell table:formula="of:=[.A214]*[.B214]" office:value-type="float" office:value="167631" calcext:value-type="float">
            <text:p>167631</text:p>
          </table:table-cell>
          <table:table-cell table:formula="of:=([.A214]-[.$C$267])^2*[.B214]" office:value-type="float" office:value="5591089.83189505" calcext:value-type="float">
            <text:p>5591089.8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73" calcext:value-type="float">
            <text:p>1873</text:p>
          </table:table-cell>
          <table:table-cell table:formula="of:=[.A215]*[.B215]" office:value-type="float" office:value="400822" calcext:value-type="float">
            <text:p>400822</text:p>
          </table:table-cell>
          <table:table-cell table:formula="of:=([.A215]-[.$C$267])^2*[.B215]" office:value-type="float" office:value="13623979.8415623" calcext:value-type="float">
            <text:p>13623979.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76" calcext:value-type="float">
            <text:p>1976</text:p>
          </table:table-cell>
          <table:table-cell table:formula="of:=[.A216]*[.B216]" office:value-type="float" office:value="424840" calcext:value-type="float">
            <text:p>424840</text:p>
          </table:table-cell>
          <table:table-cell table:formula="of:=([.A216]-[.$C$267])^2*[.B216]" office:value-type="float" office:value="14712220.0576097" calcext:value-type="float">
            <text:p>14712220.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63" calcext:value-type="float">
            <text:p>1863</text:p>
          </table:table-cell>
          <table:table-cell table:formula="of:=[.A217]*[.B217]" office:value-type="float" office:value="402408" calcext:value-type="float">
            <text:p>402408</text:p>
          </table:table-cell>
          <table:table-cell table:formula="of:=([.A217]-[.$C$267])^2*[.B217]" office:value-type="float" office:value="14194252.1457353" calcext:value-type="float">
            <text:p>14194252.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34" calcext:value-type="float">
            <text:p>2734</text:p>
          </table:table-cell>
          <table:table-cell table:formula="of:=[.A218]*[.B218]" office:value-type="float" office:value="593278" calcext:value-type="float">
            <text:p>593278</text:p>
          </table:table-cell>
          <table:table-cell table:formula="of:=([.A218]-[.$C$267])^2*[.B218]" office:value-type="float" office:value="21310446.5329213" calcext:value-type="float">
            <text:p>21310446.5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86" calcext:value-type="float">
            <text:p>1186</text:p>
          </table:table-cell>
          <table:table-cell table:formula="of:=[.A219]*[.B219]" office:value-type="float" office:value="258548" calcext:value-type="float">
            <text:p>258548</text:p>
          </table:table-cell>
          <table:table-cell table:formula="of:=([.A219]-[.$C$267])^2*[.B219]" office:value-type="float" office:value="9455002.88505887" calcext:value-type="float">
            <text:p>9455002.8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675" calcext:value-type="float">
            <text:p>6675</text:p>
          </table:table-cell>
          <table:table-cell table:formula="of:=[.A220]*[.B220]" office:value-type="float" office:value="1461825" calcext:value-type="float">
            <text:p>1461825</text:p>
          </table:table-cell>
          <table:table-cell table:formula="of:=([.A220]-[.$C$267])^2*[.B220]" office:value-type="float" office:value="54412944.0512013" calcext:value-type="float">
            <text:p>54412944.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6" calcext:value-type="float">
            <text:p>1446</text:p>
          </table:table-cell>
          <table:table-cell table:formula="of:=[.A221]*[.B221]" office:value-type="float" office:value="318120" calcext:value-type="float">
            <text:p>318120</text:p>
          </table:table-cell>
          <table:table-cell table:formula="of:=([.A221]-[.$C$267])^2*[.B221]" office:value-type="float" office:value="12049989.4300436" calcext:value-type="float">
            <text:p>12049989.4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87" calcext:value-type="float">
            <text:p>4387</text:p>
          </table:table-cell>
          <table:table-cell table:formula="of:=[.A222]*[.B222]" office:value-type="float" office:value="969527" calcext:value-type="float">
            <text:p>969527</text:p>
          </table:table-cell>
          <table:table-cell table:formula="of:=([.A222]-[.$C$267])^2*[.B222]" office:value-type="float" office:value="37363640.8672547" calcext:value-type="float">
            <text:p>37363640.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766" calcext:value-type="float">
            <text:p>3766</text:p>
          </table:table-cell>
          <table:table-cell table:formula="of:=[.A223]*[.B223]" office:value-type="float" office:value="836052" calcext:value-type="float">
            <text:p>836052</text:p>
          </table:table-cell>
          <table:table-cell table:formula="of:=([.A223]-[.$C$267])^2*[.B223]" office:value-type="float" office:value="32773517.9692505" calcext:value-type="float">
            <text:p>32773517.9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26" calcext:value-type="float">
            <text:p>2126</text:p>
          </table:table-cell>
          <table:table-cell table:formula="of:=[.A224]*[.B224]" office:value-type="float" office:value="474098" calcext:value-type="float">
            <text:p>474098</text:p>
          </table:table-cell>
          <table:table-cell table:formula="of:=([.A224]-[.$C$267])^2*[.B224]" office:value-type="float" office:value="18900242.7725922" calcext:value-type="float">
            <text:p>18900242.7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82" calcext:value-type="float">
            <text:p>1782</text:p>
          </table:table-cell>
          <table:table-cell table:formula="of:=[.A225]*[.B225]" office:value-type="float" office:value="399168" calcext:value-type="float">
            <text:p>399168</text:p>
          </table:table-cell>
          <table:table-cell table:formula="of:=([.A225]-[.$C$267])^2*[.B225]" office:value-type="float" office:value="16179887.1998135" calcext:value-type="float">
            <text:p>16179887.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23" calcext:value-type="float">
            <text:p>2123</text:p>
          </table:table-cell>
          <table:table-cell table:formula="of:=[.A226]*[.B226]" office:value-type="float" office:value="477675" calcext:value-type="float">
            <text:p>477675</text:p>
          </table:table-cell>
          <table:table-cell table:formula="of:=([.A226]-[.$C$267])^2*[.B226]" office:value-type="float" office:value="19682750.2806279" calcext:value-type="float">
            <text:p>19682750.2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809" calcext:value-type="float">
            <text:p>2809</text:p>
          </table:table-cell>
          <table:table-cell table:formula="of:=[.A227]*[.B227]" office:value-type="float" office:value="634834" calcext:value-type="float">
            <text:p>634834</text:p>
          </table:table-cell>
          <table:table-cell table:formula="of:=([.A227]-[.$C$267])^2*[.B227]" office:value-type="float" office:value="26586540.7786171" calcext:value-type="float">
            <text:p>26586540.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876" calcext:value-type="float">
            <text:p>2876</text:p>
          </table:table-cell>
          <table:table-cell table:formula="of:=[.A228]*[.B228]" office:value-type="float" office:value="652852" calcext:value-type="float">
            <text:p>652852</text:p>
          </table:table-cell>
          <table:table-cell table:formula="of:=([.A228]-[.$C$267])^2*[.B228]" office:value-type="float" office:value="27783151.5408768" calcext:value-type="float">
            <text:p>27783151.5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21" calcext:value-type="float">
            <text:p>1721</text:p>
          </table:table-cell>
          <table:table-cell table:formula="of:=[.A229]*[.B229]" office:value-type="float" office:value="392388" calcext:value-type="float">
            <text:p>392388</text:p>
          </table:table-cell>
          <table:table-cell table:formula="of:=([.A229]-[.$C$267])^2*[.B229]" office:value-type="float" office:value="16965478.3746258" calcext:value-type="float">
            <text:p>16965478.3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39" calcext:value-type="float">
            <text:p>1139</text:p>
          </table:table-cell>
          <table:table-cell table:formula="of:=[.A230]*[.B230]" office:value-type="float" office:value="260831" calcext:value-type="float">
            <text:p>260831</text:p>
          </table:table-cell>
          <table:table-cell table:formula="of:=([.A230]-[.$C$267])^2*[.B230]" office:value-type="float" office:value="11455484.4989646" calcext:value-type="float">
            <text:p>11455484.5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9" calcext:value-type="float">
            <text:p>1709</text:p>
          </table:table-cell>
          <table:table-cell table:formula="of:=[.A231]*[.B231]" office:value-type="float" office:value="393070" calcext:value-type="float">
            <text:p>393070</text:p>
          </table:table-cell>
          <table:table-cell table:formula="of:=([.A231]-[.$C$267])^2*[.B231]" office:value-type="float" office:value="17532745.6416789" calcext:value-type="float">
            <text:p>17532745.6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43" calcext:value-type="float">
            <text:p>2443</text:p>
          </table:table-cell>
          <table:table-cell table:formula="of:=[.A232]*[.B232]" office:value-type="float" office:value="564333" calcext:value-type="float">
            <text:p>564333</text:p>
          </table:table-cell>
          <table:table-cell table:formula="of:=([.A232]-[.$C$267])^2*[.B232]" office:value-type="float" office:value="25560232.4196127" calcext:value-type="float">
            <text:p>25560232.4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861" calcext:value-type="float">
            <text:p>3861</text:p>
          </table:table-cell>
          <table:table-cell table:formula="of:=[.A233]*[.B233]" office:value-type="float" office:value="895752" calcext:value-type="float">
            <text:p>895752</text:p>
          </table:table-cell>
          <table:table-cell table:formula="of:=([.A233]-[.$C$267])^2*[.B233]" office:value-type="float" office:value="41189979.2449867" calcext:value-type="float">
            <text:p>41189979.2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485" calcext:value-type="float">
            <text:p>3485</text:p>
          </table:table-cell>
          <table:table-cell table:formula="of:=[.A234]*[.B234]" office:value-type="float" office:value="812005" calcext:value-type="float">
            <text:p>812005</text:p>
          </table:table-cell>
          <table:table-cell table:formula="of:=([.A234]-[.$C$267])^2*[.B234]" office:value-type="float" office:value="37902126.0535186" calcext:value-type="float">
            <text:p>37902126.0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06" calcext:value-type="float">
            <text:p>1806</text:p>
          </table:table-cell>
          <table:table-cell table:formula="of:=[.A235]*[.B235]" office:value-type="float" office:value="422604" calcext:value-type="float">
            <text:p>422604</text:p>
          </table:table-cell>
          <table:table-cell table:formula="of:=([.A235]-[.$C$267])^2*[.B235]" office:value-type="float" office:value="20020166.4885625" calcext:value-type="float">
            <text:p>20020166.4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89" calcext:value-type="float">
            <text:p>3089</text:p>
          </table:table-cell>
          <table:table-cell table:formula="of:=[.A236]*[.B236]" office:value-type="float" office:value="725915" calcext:value-type="float">
            <text:p>725915</text:p>
          </table:table-cell>
          <table:table-cell table:formula="of:=([.A236]-[.$C$267])^2*[.B236]" office:value-type="float" office:value="34896240.2771286" calcext:value-type="float">
            <text:p>34896240.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86" calcext:value-type="float">
            <text:p>1986</text:p>
          </table:table-cell>
          <table:table-cell table:formula="of:=[.A237]*[.B237]" office:value-type="float" office:value="468696" calcext:value-type="float">
            <text:p>468696</text:p>
          </table:table-cell>
          <table:table-cell table:formula="of:=([.A237]-[.$C$267])^2*[.B237]" office:value-type="float" office:value="22859876.2673962" calcext:value-type="float">
            <text:p>22859876.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834" calcext:value-type="float">
            <text:p>2834</text:p>
          </table:table-cell>
          <table:table-cell table:formula="of:=[.A238]*[.B238]" office:value-type="float" office:value="671658" calcext:value-type="float">
            <text:p>671658</text:p>
          </table:table-cell>
          <table:table-cell table:formula="of:=([.A238]-[.$C$267])^2*[.B238]" office:value-type="float" office:value="33231727.2180413" calcext:value-type="float">
            <text:p>33231727.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512" calcext:value-type="float">
            <text:p>3512</text:p>
          </table:table-cell>
          <table:table-cell table:formula="of:=[.A239]*[.B239]" office:value-type="float" office:value="835856" calcext:value-type="float">
            <text:p>835856</text:p>
          </table:table-cell>
          <table:table-cell table:formula="of:=([.A239]-[.$C$267])^2*[.B239]" office:value-type="float" office:value="41946133.664427" calcext:value-type="float">
            <text:p>41946133.6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814" calcext:value-type="float">
            <text:p>7814</text:p>
          </table:table-cell>
          <table:table-cell table:formula="of:=[.A240]*[.B240]" office:value-type="float" office:value="1867546" calcext:value-type="float">
            <text:p>1867546</text:p>
          </table:table-cell>
          <table:table-cell table:formula="of:=([.A240]-[.$C$267])^2*[.B240]" office:value-type="float" office:value="95043510.7337757" calcext:value-type="float">
            <text:p>95043510.7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927" calcext:value-type="float">
            <text:p>2927</text:p>
          </table:table-cell>
          <table:table-cell table:formula="of:=[.A241]*[.B241]" office:value-type="float" office:value="702480" calcext:value-type="float">
            <text:p>702480</text:p>
          </table:table-cell>
          <table:table-cell table:formula="of:=([.A241]-[.$C$267])^2*[.B241]" office:value-type="float" office:value="36250333.4221191" calcext:value-type="float">
            <text:p>36250333.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441" calcext:value-type="float">
            <text:p>3441</text:p>
          </table:table-cell>
          <table:table-cell table:formula="of:=[.A242]*[.B242]" office:value-type="float" office:value="829281" calcext:value-type="float">
            <text:p>829281</text:p>
          </table:table-cell>
          <table:table-cell table:formula="of:=([.A242]-[.$C$267])^2*[.B242]" office:value-type="float" office:value="43385443.3033574" calcext:value-type="float">
            <text:p>43385443.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474" calcext:value-type="float">
            <text:p>6474</text:p>
          </table:table-cell>
          <table:table-cell table:formula="of:=[.A243]*[.B243]" office:value-type="float" office:value="1566708" calcext:value-type="float">
            <text:p>1566708</text:p>
          </table:table-cell>
          <table:table-cell table:formula="of:=([.A243]-[.$C$267])^2*[.B243]" office:value-type="float" office:value="83087033.411647" calcext:value-type="float">
            <text:p>83087033.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678" calcext:value-type="float">
            <text:p>10678</text:p>
          </table:table-cell>
          <table:table-cell table:formula="of:=[.A244]*[.B244]" office:value-type="float" office:value="2594754" calcext:value-type="float">
            <text:p>2594754</text:p>
          </table:table-cell>
          <table:table-cell table:formula="of:=([.A244]-[.$C$267])^2*[.B244]" office:value-type="float" office:value="139471022.20949" calcext:value-type="float">
            <text:p>139471022.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00" calcext:value-type="float">
            <text:p>5100</text:p>
          </table:table-cell>
          <table:table-cell table:formula="of:=[.A245]*[.B245]" office:value-type="float" office:value="1244400" calcext:value-type="float">
            <text:p>1244400</text:p>
          </table:table-cell>
          <table:table-cell table:formula="of:=([.A245]-[.$C$267])^2*[.B245]" office:value-type="float" office:value="67784633.2651313" calcext:value-type="float">
            <text:p>67784633.2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749" calcext:value-type="float">
            <text:p>1749</text:p>
          </table:table-cell>
          <table:table-cell table:formula="of:=[.A246]*[.B246]" office:value-type="float" office:value="428505" calcext:value-type="float">
            <text:p>428505</text:p>
          </table:table-cell>
          <table:table-cell table:formula="of:=([.A246]-[.$C$267])^2*[.B246]" office:value-type="float" office:value="23651164.9895463" calcext:value-type="float">
            <text:p>23651164.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65" calcext:value-type="float">
            <text:p>2565</text:p>
          </table:table-cell>
          <table:table-cell table:formula="of:=[.A247]*[.B247]" office:value-type="float" office:value="630990" calcext:value-type="float">
            <text:p>630990</text:p>
          </table:table-cell>
          <table:table-cell table:formula="of:=([.A247]-[.$C$267])^2*[.B247]" office:value-type="float" office:value="35284788.3635428" calcext:value-type="float">
            <text:p>35284788.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74" calcext:value-type="float">
            <text:p>1174</text:p>
          </table:table-cell>
          <table:table-cell table:formula="of:=[.A248]*[.B248]" office:value-type="float" office:value="289978" calcext:value-type="float">
            <text:p>289978</text:p>
          </table:table-cell>
          <table:table-cell table:formula="of:=([.A248]-[.$C$267])^2*[.B248]" office:value-type="float" office:value="16426404.7560298" calcext:value-type="float">
            <text:p>16426404.7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137" calcext:value-type="float">
            <text:p>3137</text:p>
          </table:table-cell>
          <table:table-cell table:formula="of:=[.A249]*[.B249]" office:value-type="float" office:value="777976" calcext:value-type="float">
            <text:p>777976</text:p>
          </table:table-cell>
          <table:table-cell table:formula="of:=([.A249]-[.$C$267])^2*[.B249]" office:value-type="float" office:value="44637630.8894169" calcext:value-type="float">
            <text:p>44637630.8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378" calcext:value-type="float">
            <text:p>4378</text:p>
          </table:table-cell>
          <table:table-cell table:formula="of:=[.A250]*[.B250]" office:value-type="float" office:value="1090122" calcext:value-type="float">
            <text:p>1090122</text:p>
          </table:table-cell>
          <table:table-cell table:formula="of:=([.A250]-[.$C$267])^2*[.B250]" office:value-type="float" office:value="63345172.9466115" calcext:value-type="float">
            <text:p>63345172.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66" calcext:value-type="float">
            <text:p>3166</text:p>
          </table:table-cell>
          <table:table-cell table:formula="of:=[.A251]*[.B251]" office:value-type="float" office:value="791500" calcext:value-type="float">
            <text:p>791500</text:p>
          </table:table-cell>
          <table:table-cell table:formula="of:=([.A251]-[.$C$267])^2*[.B251]" office:value-type="float" office:value="46573598.7556512" calcext:value-type="float">
            <text:p>46573598.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98" calcext:value-type="float">
            <text:p>598</text:p>
          </table:table-cell>
          <table:table-cell table:formula="of:=[.A252]*[.B252]" office:value-type="float" office:value="150098" calcext:value-type="float">
            <text:p>150098</text:p>
          </table:table-cell>
          <table:table-cell table:formula="of:=([.A252]-[.$C$267])^2*[.B252]" office:value-type="float" office:value="8942565.7346633" calcext:value-type="float">
            <text:p>8942565.7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8" calcext:value-type="float">
            <text:p>578</text:p>
          </table:table-cell>
          <table:table-cell table:formula="of:=[.A253]*[.B253]" office:value-type="float" office:value="145656" calcext:value-type="float">
            <text:p>145656</text:p>
          </table:table-cell>
          <table:table-cell table:formula="of:=([.A253]-[.$C$267])^2*[.B253]" office:value-type="float" office:value="8785425.10175051" calcext:value-type="float">
            <text:p>8785425.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27" calcext:value-type="float">
            <text:p>727</text:p>
          </table:table-cell>
          <table:table-cell table:formula="of:=[.A254]*[.B254]" office:value-type="float" office:value="183931" calcext:value-type="float">
            <text:p>183931</text:p>
          </table:table-cell>
          <table:table-cell table:formula="of:=([.A254]-[.$C$267])^2*[.B254]" office:value-type="float" office:value="11230166.3904113" calcext:value-type="float">
            <text:p>11230166.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78" calcext:value-type="float">
            <text:p>2478</text:p>
          </table:table-cell>
          <table:table-cell table:formula="of:=[.A255]*[.B255]" office:value-type="float" office:value="629412" calcext:value-type="float">
            <text:p>629412</text:p>
          </table:table-cell>
          <table:table-cell table:formula="of:=([.A255]-[.$C$267])^2*[.B255]" office:value-type="float" office:value="38896783.444857" calcext:value-type="float">
            <text:p>38896783.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23" calcext:value-type="float">
            <text:p>1523</text:p>
          </table:table-cell>
          <table:table-cell table:formula="of:=[.A256]*[.B256]" office:value-type="float" office:value="388365" calcext:value-type="float">
            <text:p>388365</text:p>
          </table:table-cell>
          <table:table-cell table:formula="of:=([.A256]-[.$C$267])^2*[.B256]" office:value-type="float" office:value="24289443.2414091" calcext:value-type="float">
            <text:p>24289443.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996" calcext:value-type="float">
            <text:p>15996</text:p>
          </table:table-cell>
          <table:table-cell table:formula="of:=[.A257]*[.B257]" office:value-type="float" office:value="4094976" calcext:value-type="float">
            <text:p>4094976</text:p>
          </table:table-cell>
          <table:table-cell table:formula="of:=([.A257]-[.$C$267])^2*[.B257]" office:value-type="float" office:value="259167093.319301" calcext:value-type="float">
            <text:p>259167093.3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96" calcext:value-type="float">
            <text:p>1196</text:p>
          </table:table-cell>
          <table:table-cell table:formula="of:=[.A258]*[.B258]" office:value-type="float" office:value="307372" calcext:value-type="float">
            <text:p>307372</text:p>
          </table:table-cell>
          <table:table-cell table:formula="of:=([.A258]-[.$C$267])^2*[.B258]" office:value-type="float" office:value="19683251.2522625" calcext:value-type="float">
            <text:p>19683251.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4" calcext:value-type="float">
            <text:p>104</text:p>
          </table:table-cell>
          <table:table-cell table:formula="of:=[.A259]*[.B259]" office:value-type="float" office:value="26832" calcext:value-type="float">
            <text:p>26832</text:p>
          </table:table-cell>
          <table:table-cell table:formula="of:=([.A259]-[.$C$267])^2*[.B259]" office:value-type="float" office:value="1738374.7724132" calcext:value-type="float">
            <text:p>1738374.7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table:formula="of:=[.A260]*[.B260]" office:value-type="float" office:value="4921" calcext:value-type="float">
            <text:p>4921</text:p>
          </table:table-cell>
          <table:table-cell table:formula="of:=([.A260]-[.$C$267])^2*[.B260]" office:value-type="float" office:value="322519.606815704" calcext:value-type="float">
            <text:p>322519.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table:formula="of:=[.A261]*[.B261]" office:value-type="float" office:value="1820" calcext:value-type="float">
            <text:p>1820</text:p>
          </table:table-cell>
          <table:table-cell table:formula="of:=([.A261]-[.$C$267])^2*[.B261]" office:value-type="float" office:value="120654.031777687" calcext:value-type="float">
            <text:p>120654.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table:formula="of:=[.A262]*[.B262]" office:value-type="float" office:value="783" calcext:value-type="float">
            <text:p>783</text:p>
          </table:table-cell>
          <table:table-cell table:formula="of:=([.A262]-[.$C$267])^2*[.B262]" office:value-type="float" office:value="52499.5930791466" calcext:value-type="float">
            <text:p>52499.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[.A263]*[.B263]" office:value-type="float" office:value="0" calcext:value-type="float">
            <text:p>0</text:p>
          </table:table-cell>
          <table:table-cell table:formula="of:=([.A263]-[.$C$267])^2*[.B26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formula="of:=[.A264]*[.B264]" office:value-type="float" office:value="263" calcext:value-type="float">
            <text:p>263</text:p>
          </table:table-cell>
          <table:table-cell table:formula="of:=([.A264]-[.$C$267])^2*[.B264]" office:value-type="float" office:value="18033.0125712361" calcext:value-type="float">
            <text:p>18033.01</text:p>
          </table:table-cell>
        </table:table-row>
        <table:table-row table:style-name="ro1">
          <table:table-cell/>
          <table:table-cell table:formula="of:=SUM([.B1:.B264])" office:value-type="float" office:value="43704585" calcext:value-type="float">
            <text:p>43704585</text:p>
          </table:table-cell>
          <table:table-cell table:formula="of:=SUM([.C1:.C264])" office:value-type="float" office:value="5625345938" calcext:value-type="float">
            <text:p>5625345938</text:p>
          </table:table-cell>
          <table:table-cell table:formula="of:=SUM([.D1:.D264])" office:value-type="float" office:value="5707302063.34165" calcext:value-type="float">
            <text:p>5707302063.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C265]/[.B265]" office:value-type="float" office:value="128.71294711985" calcext:value-type="float">
            <text:p>128.7129471199</text:p>
          </table:table-cell>
          <table:table-cell table:formula="of:=[.D265]/[.B265]" office:value-type="float" office:value="130.588176580138" calcext:value-type="float">
            <text:p>130.59</text:p>
          </table:table-cell>
        </table:table-row>
        <table:table-row table:style-name="ro1">
          <table:table-cell table:number-columns-repeated="3"/>
          <table:table-cell table:formula="of:=SQRT([.D267])" office:value-type="float" office:value="11.4275183911529" calcext:value-type="float">
            <text:p>11.43</text:p>
          </table:table-cell>
        </table:table-row>
        <table:table-row table:style-name="ro1" table:number-rows-repeated="104830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 style:data-style-name="N2" text:time-value="11:01:52.06202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6-09-19T17:49:24.878392474</meta:creation-date>
    <dc:date>2016-10-29T11:16:14.547760455</dc:date>
    <dc:creator>Lucas Czech</dc:creator>
    <meta:editing-duration>PT1M48S</meta:editing-duration>
    <meta:editing-cycles>3</meta:editing-cycles>
    <meta:generator>LibreOffice/4.2.8.2$Linux_X86_64 LibreOffice_project/420m0$Build-2</meta:generator>
    <meta:document-statistic meta:table-count="1" meta:cell-count="10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71cm" svg:height="8.485cm" xlink:href=".." xlink:type="simple" chart:class="chart:bar" chart:style-name="ch1">
        <chart:plot-area chart:style-name="ch2" table:cell-range-address="Sheet1.A1:Sheet1.B264" chart:data-source-has-labels="column" svg:x="0.334cm" svg:y="0.169cm" svg:width="16.042cm" svg:height="8.147cm">
          <chartooo:coordinate-region svg:x="2.278cm" svg:y="0.382cm" svg:width="14.098cm" svg:height="6.934cm"/>
          <chart:axis chart:dimension="x" chart:name="primary-x" chart:style-name="ch3" chartooo:axis-type="auto">
            <chartooo:date-scale/>
            <chart:categories table:cell-range-address="Sheet1.A1:Sheet1.A2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64" chart:class="chart:bar">
            <chart:data-point chart:repeated="2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64</svg:desc>
                </draw:g>
              </table:table-cell>
              <table:table-cell office:value-type="float" office:value="0">
                <text:p>0</text:p>
                <draw:g>
                  <svg:desc>Sheet1.B1:Sheet1.B26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877">
                <text:p>487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2275">
                <text:p>1227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1944">
                <text:p>4194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7638">
                <text:p>1763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329">
                <text:p>932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393">
                <text:p>739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0879">
                <text:p>1087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4411">
                <text:p>1441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7905">
                <text:p>790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6132">
                <text:p>161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577">
                <text:p>95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582">
                <text:p>558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2025">
                <text:p>1202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2689">
                <text:p>10268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56663">
                <text:p>35666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4246">
                <text:p>4424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2896">
                <text:p>428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4632">
                <text:p>146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195">
                <text:p>2519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1167">
                <text:p>3116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4264">
                <text:p>2426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49472">
                <text:p>4947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27384">
                <text:p>32738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33166">
                <text:p>13316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387705">
                <text:p>138770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43562">
                <text:p>24356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18236">
                <text:p>21823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81264">
                <text:p>812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7430">
                <text:p>10743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6911">
                <text:p>3691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3669">
                <text:p>3366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8842">
                <text:p>3884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72507">
                <text:p>7250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8517">
                <text:p>3851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91148">
                <text:p>9114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77737">
                <text:p>777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6906">
                <text:p>11690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72342">
                <text:p>7234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9132">
                <text:p>11913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92005">
                <text:p>19200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11648">
                <text:p>11164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38174">
                <text:p>13817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80110">
                <text:p>18011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64384">
                <text:p>16438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45526">
                <text:p>34552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043038">
                <text:p>10430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40347">
                <text:p>314034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8573030">
                <text:p>857303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269364">
                <text:p>1426936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044791">
                <text:p>304479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311747">
                <text:p>331174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517196">
                <text:p>151719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691073">
                <text:p>69107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792271">
                <text:p>79227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17402">
                <text:p>3174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53977">
                <text:p>15397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463333">
                <text:p>46333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9125">
                <text:p>391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2318">
                <text:p>4231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1930">
                <text:p>2193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52384">
                <text:p>5238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01846">
                <text:p>10184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9470">
                <text:p>2947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9803">
                <text:p>2980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172">
                <text:p>2917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9363">
                <text:p>1936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6292">
                <text:p>6629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845">
                <text:p>3984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1974">
                <text:p>2197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2044">
                <text:p>2204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9014">
                <text:p>901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4028">
                <text:p>1402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8017">
                <text:p>1801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6362">
                <text:p>3636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2630">
                <text:p>2263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4980">
                <text:p>1498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2733">
                <text:p>1273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51720">
                <text:p>5172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3870">
                <text:p>2387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5621">
                <text:p>562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5426">
                <text:p>54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8319">
                <text:p>831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097">
                <text:p>509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8866">
                <text:p>1886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5373">
                <text:p>2537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4748">
                <text:p>474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0678">
                <text:p>1067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461cm" svg:height="24.706cm" xlink:href=".." xlink:type="simple" chart:class="chart:bar" chart:style-name="ch1">
        <chart:plot-area chart:style-name="ch2" table:cell-range-address="Sheet1.A81:Sheet1.B186" chart:data-source-has-labels="column" svg:x="1.029cm" svg:y="0.494cm" svg:width="49.403cm" svg:height="23.718cm">
          <chartooo:coordinate-region svg:x="2.973cm" svg:y="0.708cm" svg:width="47.363cm" svg:height="22.405cm"/>
          <chart:axis chart:dimension="x" chart:name="primary-x" chart:style-name="ch3" chartooo:axis-type="auto">
            <chartooo:date-scale/>
            <chart:categories table:cell-range-address="Sheet1.A81:Sheet1.A1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1:Sheet1.B186" chart:class="chart:bar">
            <chart:data-point chart:repeated="1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  <draw:g>
                  <svg:desc>Sheet1.A81:Sheet1.A186</svg:desc>
                </draw:g>
              </table:table-cell>
              <table:table-cell office:value-type="float" office:value="4877">
                <text:p>4877</text:p>
                <draw:g>
                  <svg:desc>Sheet1.B81:Sheet1.B186</svg:desc>
                </draw:g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2275">
                <text:p>1227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1944">
                <text:p>4194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7638">
                <text:p>1763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329">
                <text:p>932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393">
                <text:p>739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0879">
                <text:p>1087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4411">
                <text:p>1441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7905">
                <text:p>790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6132">
                <text:p>161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577">
                <text:p>95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582">
                <text:p>558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2025">
                <text:p>1202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2689">
                <text:p>10268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56663">
                <text:p>35666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4246">
                <text:p>4424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2896">
                <text:p>428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4632">
                <text:p>146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195">
                <text:p>2519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1167">
                <text:p>3116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4264">
                <text:p>2426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49472">
                <text:p>4947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27384">
                <text:p>32738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33166">
                <text:p>13316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387705">
                <text:p>138770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43562">
                <text:p>24356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18236">
                <text:p>21823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81264">
                <text:p>812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7430">
                <text:p>10743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6911">
                <text:p>3691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3669">
                <text:p>3366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8842">
                <text:p>3884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72507">
                <text:p>7250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8517">
                <text:p>3851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91148">
                <text:p>9114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77737">
                <text:p>777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6906">
                <text:p>11690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72342">
                <text:p>7234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9132">
                <text:p>11913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92005">
                <text:p>19200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11648">
                <text:p>11164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38174">
                <text:p>13817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80110">
                <text:p>18011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64384">
                <text:p>16438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45526">
                <text:p>34552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043038">
                <text:p>10430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40347">
                <text:p>314034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8573030">
                <text:p>857303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269364">
                <text:p>1426936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044791">
                <text:p>304479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311747">
                <text:p>331174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517196">
                <text:p>151719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691073">
                <text:p>69107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792271">
                <text:p>79227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17402">
                <text:p>3174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53977">
                <text:p>15397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463333">
                <text:p>46333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9125">
                <text:p>391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2318">
                <text:p>4231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1930">
                <text:p>2193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52384">
                <text:p>5238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01846">
                <text:p>10184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9470">
                <text:p>2947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9803">
                <text:p>2980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172">
                <text:p>2917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9363">
                <text:p>1936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6292">
                <text:p>6629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845">
                <text:p>3984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1974">
                <text:p>2197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2044">
                <text:p>2204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9014">
                <text:p>901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4028">
                <text:p>1402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8017">
                <text:p>1801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6362">
                <text:p>3636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2630">
                <text:p>2263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4980">
                <text:p>1498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2733">
                <text:p>1273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51720">
                <text:p>5172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3870">
                <text:p>2387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5621">
                <text:p>562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5426">
                <text:p>54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8319">
                <text:p>831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097">
                <text:p>509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8866">
                <text:p>1886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400">
                <text:p>2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